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2535378.8980178" calcext:value-type="float">
            <text:p><text:s/>42,535,379 <text:s/></text:p>
          </table:table-cell>
          <table:table-cell table:style-name="ce50" office:value-type="float" office:value="5518978" calcext:value-type="float">
            <text:p><text:s/>5,518,978 <text:s/></text:p>
          </table:table-cell>
          <table:table-cell table:style-name="ce50" office:value-type="float" office:value="43857230.752" calcext:value-type="float">
            <text:p><text:s/>43,857,231 <text:s/></text:p>
          </table:table-cell>
          <table:table-cell table:style-name="ce50" office:value-type="float" office:value="273403" calcext:value-type="float">
            <text:p><text:s/>273,403 <text:s/></text:p>
          </table:table-cell>
          <table:table-cell table:style-name="ce50" office:value-type="float" office:value="16085075" calcext:value-type="float">
            <text:p><text:s/>16,085,07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5062" calcext:value-type="float">
            <text:p><text:s/>235,0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9270.2" calcext:value-type="float">
            <text:p><text:s/>89,27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08" calcext:value-type="float">
            <text:p><text:s/>9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855" calcext:value-type="float">
            <text:p><text:s/>113,8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431920.846393027" calcext:value-type="float">
            <text:p><text:s/>-431,921 <text:s/></text:p>
          </table:table-cell>
          <table:table-cell table:style-name="ce50" office:value-type="float" office:value="-251299" calcext:value-type="float">
            <text:p><text:s/>-251,299 <text:s/></text:p>
          </table:table-cell>
          <table:table-cell table:style-name="ce50" office:value-type="float" office:value="-417157.322621556" calcext:value-type="float">
            <text:p><text:s/>-417,157 <text:s/></text:p>
          </table:table-cell>
          <table:table-cell table:style-name="ce50" office:value-type="float" office:value="17007" calcext:value-type="float">
            <text:p><text:s/>17,007 <text:s/></text:p>
          </table:table-cell>
          <table:table-cell table:style-name="ce50" office:value-type="float" office:value="82313.3246215562" calcext:value-type="float">
            <text:p><text:s/>82,31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33323" calcext:value-type="float">
            <text:p><text:s/>-33,3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2878029.5444108" calcext:value-type="float">
            <text:p><text:s/>42,878,030 <text:s/></text:p>
          </table:table-cell>
          <table:table-cell table:style-name="ce51" office:value-type="float" office:value="5770277" calcext:value-type="float">
            <text:p><text:s/>5,770,277 <text:s/></text:p>
          </table:table-cell>
          <table:table-cell table:style-name="ce51" office:value-type="float" office:value="44274388.0746216" calcext:value-type="float">
            <text:p><text:s/>44,274,388 <text:s/></text:p>
          </table:table-cell>
          <table:table-cell table:style-name="ce51" office:value-type="float" office:value="255488" calcext:value-type="float">
            <text:p><text:s/>255,488 <text:s/></text:p>
          </table:table-cell>
          <table:table-cell table:style-name="ce51" office:value-type="float" office:value="16002761.6753784" calcext:value-type="float">
            <text:p><text:s/>16,002,76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54530" calcext:value-type="float">
            <text:p><text:s/>154,530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32116.61499466" calcext:value-type="float">
            <text:p><text:s/>132,117 <text:s/></text:p>
          </table:table-cell>
          <table:table-cell table:style-name="ce51" office:value-type="float" office:value="23267" calcext:value-type="float">
            <text:p><text:s/>23,267 <text:s/></text:p>
          </table:table-cell>
          <table:table-cell table:style-name="ce51" office:value-type="float" office:value="302512.273889909" calcext:value-type="float">
            <text:p><text:s/>302,512 <text:s/></text:p>
          </table:table-cell>
          <table:table-cell table:style-name="ce51" office:value-type="float" office:value="-57887" calcext:value-type="float">
            <text:p><text:s/>-57,887 <text:s/></text:p>
          </table:table-cell>
          <table:table-cell table:style-name="ce51" office:value-type="float" office:value="-116125.520889911" calcext:value-type="float">
            <text:p><text:s/>-116,12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5821" calcext:value-type="float">
            <text:p><text:s/>-25,82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1338543.1688646" calcext:value-type="float">
            <text:p><text:s/>41,338,543 <text:s/></text:p>
          </table:table-cell>
          <table:table-cell table:style-name="ce50" office:value-type="float" office:value="5747010" calcext:value-type="float">
            <text:p><text:s/>5,747,010 <text:s/></text:p>
          </table:table-cell>
          <table:table-cell table:style-name="ce50" office:value-type="float" office:value="36273321.5771149" calcext:value-type="float">
            <text:p><text:s/>36,273,3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18887.1962684" calcext:value-type="float">
            <text:p><text:s/>16,118,8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34727" calcext:value-type="float">
            <text:p><text:s/>4,434,7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732828.44777778" calcext:value-type="float">
            <text:p><text:s/>5,732,828 <text:s/></text:p>
          </table:table-cell>
          <table:table-cell table:style-name="ce50" office:value-type="float" office:value="5747010" calcext:value-type="float">
            <text:p><text:s/>5,747,010 <text:s/></text:p>
          </table:table-cell>
          <table:table-cell table:style-name="ce50" office:value-type="float" office:value="1655771" calcext:value-type="float">
            <text:p><text:s/>1,655,7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505808.06777778" calcext:value-type="float">
            <text:p><text:s/>4,505,8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2267" calcext:value-type="float">
            <text:p><text:s/>1,392,2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34727" calcext:value-type="float">
            <text:p><text:s/>4,434,7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783754.9825539" calcext:value-type="float">
            <text:p><text:s/>21,783,7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29927.8037316" calcext:value-type="float">
            <text:p><text:s/>20,829,9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780246.1962684" calcext:value-type="float">
            <text:p><text:s/>15,780,2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37830.968888889" calcext:value-type="float">
            <text:p><text:s/>737,8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2184" calcext:value-type="float">
            <text:p><text:s/>1,092,1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578320.70186618" calcext:value-type="float">
            <text:p><text:s/>8,578,32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303171.7733832" calcext:value-type="float">
            <text:p><text:s/>11,303,17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38641" calcext:value-type="float">
            <text:p><text:s/>338,64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6991273.156" calcext:value-type="float">
            <text:p><text:s/>6,991,2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152440" calcext:value-type="float">
            <text:p><text:s/>5,152,4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6991273.156" calcext:value-type="float">
            <text:p><text:s/>6,991,2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152440" calcext:value-type="float">
            <text:p><text:s/>5,152,4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038280.56266667" calcext:value-type="float">
            <text:p><text:s/>1,038,28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20579.250333333" calcext:value-type="float">
            <text:p><text:s/>520,57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517701.312333333" calcext:value-type="float">
            <text:p><text:s/>517,70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41493.4022222222" calcext:value-type="float">
            <text:p><text:s/>41,49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31013" calcext:value-type="float">
            <text:p><text:s/>31,01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318868.9516627" calcext:value-type="float">
            <text:p><text:s/>7,318,86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698554.22361679" calcext:value-type="float">
            <text:p><text:s/>7,698,554 <text:s/></text:p>
          </table:table-cell>
          <table:table-cell table:style-name="ce52" office:value-type="float" office:value="313375" calcext:value-type="float">
            <text:p><text:s/>313,37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67051" calcext:value-type="float">
            <text:p><text:s/>867,05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027252.44055159" calcext:value-type="float">
            <text:p><text:s/>7,027,25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698554.22361679" calcext:value-type="float">
            <text:p><text:s/>7,698,554 <text:s/></text:p>
          </table:table-cell>
          <table:table-cell table:style-name="ce52" office:value-type="float" office:value="276589" calcext:value-type="float">
            <text:p><text:s/>276,58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29427" calcext:value-type="float">
            <text:p><text:s/>529,42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027252.44055159" calcext:value-type="float">
            <text:p><text:s/>7,027,2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698554.22361679" calcext:value-type="float">
            <text:p><text:s/>7,698,554 <text:s/></text:p>
          </table:table-cell>
          <table:table-cell table:style-name="ce50" office:value-type="float" office:value="276589" calcext:value-type="float">
            <text:p><text:s/>276,5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9427" calcext:value-type="float">
            <text:p><text:s/>529,4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5984.54784" calcext:value-type="float">
            <text:p><text:s/>45,9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069.232" calcext:value-type="float">
            <text:p><text:s/>68,0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61989.846463193" calcext:value-type="float">
            <text:p><text:s/>461,9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3866.54904091" calcext:value-type="float">
            <text:p><text:s/>683,8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89365.544559448" calcext:value-type="float">
            <text:p><text:s/>589,3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2416.10214392" calcext:value-type="float">
            <text:p><text:s/>872,4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056710.03737852" calcext:value-type="float">
            <text:p><text:s/>2,056,7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36615.05533004" calcext:value-type="float">
            <text:p><text:s/>3,036,6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41502.67025849" calcext:value-type="float">
            <text:p><text:s/>1,441,5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33803.29479053" calcext:value-type="float">
            <text:p><text:s/>2,133,8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1225.5221568989" calcext:value-type="float">
            <text:p>( 81,226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20235.14792962" calcext:value-type="float">
            <text:p>( 120,23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360277.14810159" calcext:value-type="float">
            <text:p>( 1,360,27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13568.14686091" calcext:value-type="float">
            <text:p>( 2,013,56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456637.401904086" calcext:value-type="float">
            <text:p><text:s/>456,6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5943.52255539" calcext:value-type="float">
            <text:p><text:s/>675,9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47554.064842606" calcext:value-type="float">
            <text:p><text:s/>147,5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418.84598412" calcext:value-type="float">
            <text:p><text:s/>218,4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015.9003733333" calcext:value-type="float">
            <text:p><text:s/>11,016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8449.392" calcext:value-type="float">
            <text:p><text:s/>8,44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784.73728" calcext:value-type="float">
            <text:p><text:s/>2,7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22.144" calcext:value-type="float">
            <text:p><text:s/>4,1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81.0666666666667" calcext:value-type="float">
            <text:p><text:s/>8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20" calcext:value-type="float">
            <text:p><text:s/>12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89503.78254222" calcext:value-type="float">
            <text:p><text:s/>1,889,5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96962.836" calcext:value-type="float">
            <text:p><text:s/>2,796,9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462991.30965333" calcext:value-type="float">
            <text:p><text:s/>1,462,9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5612.136" calcext:value-type="float">
            <text:p><text:s/>2,165,6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426512.472888889" calcext:value-type="float">
            <text:p><text:s/>426,5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1350.7" calcext:value-type="float">
            <text:p><text:s/>631,3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23495.00728158" calcext:value-type="float">
            <text:p><text:s/>1,823,4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80.852" calcext:value-type="float">
            <text:p><text:s/>3,481 <text:s/></text:p>
          </table:table-cell>
          <table:table-cell table:style-name="ce50" office:value-type="float" office:value="276589" calcext:value-type="float">
            <text:p><text:s/>276,5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9427" calcext:value-type="float">
            <text:p><text:s/>529,4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21356.19298825" calcext:value-type="float">
            <text:p><text:s/>1,821,3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4.844" calcext:value-type="float">
            <text:p><text:s/>315 <text:s/></text:p>
          </table:table-cell>
          <table:table-cell table:style-name="ce50" office:value-type="float" office:value="276589" calcext:value-type="float">
            <text:p><text:s/>276,5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9427" calcext:value-type="float">
            <text:p><text:s/>529,4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138.81429333333" calcext:value-type="float">
            <text:p><text:s/>2,1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66.008" calcext:value-type="float">
            <text:p><text:s/>3,1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80.06528" calcext:value-type="float">
            <text:p><text:s/>1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6.544" calcext:value-type="float">
            <text:p><text:s/>2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7157.805259964" calcext:value-type="float">
            <text:p><text:s/>157,1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634.90910192" calcext:value-type="float">
            <text:p><text:s/>232,6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91616.511111111" calcext:value-type="float">
            <text:p><text:s/>291,6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786" calcext:value-type="float">
            <text:p><text:s/>36,7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7624" calcext:value-type="float">
            <text:p><text:s/>337,6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91616.511111111" calcext:value-type="float">
            <text:p><text:s/>291,6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786" calcext:value-type="float">
            <text:p><text:s/>36,7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7624" calcext:value-type="float">
            <text:p><text:s/>337,6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2451334.357661" calcext:value-type="float">
            <text:p><text:s/>122,451,3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2946436.520857" calcext:value-type="float">
            <text:p><text:s/>82,946,4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8519219.748238" calcext:value-type="float">
            <text:p><text:s/>38,519,22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1180738.011" calcext:value-type="float">
            <text:p><text:s/>91,180,7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203141.262762" calcext:value-type="float">
            <text:p><text:s/>55,203,14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977596.748238" calcext:value-type="float">
            <text:p><text:s/>35,977,59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339526.103214" calcext:value-type="float">
            <text:p><text:s/>2,339,52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39526.103214" calcext:value-type="float">
            <text:p><text:s/>2,339,52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8931070.243447" calcext:value-type="float">
            <text:p><text:s/>28,931,07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403769.154881" calcext:value-type="float">
            <text:p><text:s/>25,403,76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41623" calcext:value-type="float">
            <text:p><text:s/>2,541,62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2373516.86695" calcext:value-type="float">
            <text:p><text:s/>22,373,51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871831.86695" calcext:value-type="float">
            <text:p><text:s/>19,871,83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1685" calcext:value-type="float">
            <text:p><text:s/>2,501,68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2373516.86695" calcext:value-type="float">
            <text:p><text:s/>22,373,51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871831.86695" calcext:value-type="float">
            <text:p><text:s/>19,871,83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501685" calcext:value-type="float">
            <text:p><text:s/>2,501,68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59158.2557042118" calcext:value-type="float">
            <text:p><text:s/>59,158 <text:s/></text:p>
          </table:table-cell>
          <table:table-cell table:style-name="ce49" office:value-type="float" office:value="11378" calcext:value-type="float">
            <text:p><text:s/>11,378 <text:s/></text:p>
          </table:table-cell>
          <table:table-cell table:style-name="ce49" office:value-type="float" office:value="47780.2557042118" calcext:value-type="float">
            <text:p><text:s/>47,78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659767.2375523" calcext:value-type="float">
            <text:p><text:s/>67,659,767 <text:s/></text:p>
          </table:table-cell>
          <table:table-cell table:style-name="ce50" office:value-type="float" office:value="51359748" calcext:value-type="float">
            <text:p><text:s/>51,359,7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1412.165" calcext:value-type="float">
            <text:p><text:s/>421,4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6883.48" calcext:value-type="float">
            <text:p><text:s/>1,346,8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72023.9047251" calcext:value-type="float">
            <text:p><text:s/>18,872,0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5641.616" calcext:value-type="float">
            <text:p><text:s/>165,6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3316" calcext:value-type="float">
            <text:p><text:s/>1,313,3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5604.44444444" calcext:value-type="float">
            <text:p><text:s/>2,305,6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01697.86715" calcext:value-type="float">
            <text:p><text:s/>-101,698 <text:s/></text:p>
          </table:table-cell>
          <table:table-cell table:style-name="ce50" office:value-type="float" office:value="-512426" calcext:value-type="float">
            <text:p><text:s/>-512,4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327.158" calcext:value-type="float">
            <text:p><text:s/>19,32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5329679.0112371" calcext:value-type="float">
            <text:p><text:s/>45,329,679 <text:s/></text:p>
          </table:table-cell>
          <table:table-cell table:style-name="ce51" office:value-type="float" office:value="51883552" calcext:value-type="float">
            <text:p><text:s/>51,883,552 <text:s/></text:p>
          </table:table-cell>
          <table:table-cell table:style-name="ce51" office:value-type="float" office:value="47780.2557042118" calcext:value-type="float">
            <text:p><text:s/>47,780 <text:s/></text:p>
          </table:table-cell>
          <table:table-cell table:style-name="ce51" office:value-type="float" office:value="421412.165" calcext:value-type="float">
            <text:p><text:s/>421,41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61914.706" calcext:value-type="float">
            <text:p><text:s/>1,161,9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59466.71521889" calcext:value-type="float">
            <text:p><text:s/>6,859,4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406.622" calcext:value-type="float">
            <text:p><text:s/>97,40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662259.276743805" calcext:value-type="float">
            <text:p><text:s/>-662,259 <text:s/></text:p>
          </table:table-cell>
          <table:table-cell table:style-name="ce51" office:value-type="float" office:value="-310734" calcext:value-type="float">
            <text:p><text:s/>-310,73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3757.99870684928" calcext:value-type="float">
            <text:p><text:s/>-3,7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33759.23589887" calcext:value-type="float">
            <text:p><text:s/>433,759 <text:s/></text:p>
          </table:table-cell>
          <table:table-cell table:style-name="ce50" office:value-type="float" office:value="5003638.21162065" calcext:value-type="float">
            <text:p><text:s/>5,003,638 <text:s/></text:p>
          </table:table-cell>
          <table:table-cell table:style-name="ce50" office:value-type="float" office:value="468484.03072298" calcext:value-type="float">
            <text:p><text:s/>468,484 <text:s/></text:p>
          </table:table-cell>
          <table:table-cell table:style-name="ce50" office:value-type="float" office:value="54791749.8999387" calcext:value-type="float">
            <text:p><text:s/>54,791,750 <text:s/></text:p>
          </table:table-cell>
          <table:table-cell table:style-name="ce50" office:value-type="float" office:value="52194286" calcext:value-type="float">
            <text:p><text:s/>52,194,286 <text:s/></text:p>
          </table:table-cell>
          <table:table-cell table:style-name="ce50" office:value-type="float" office:value="47780.2557042118" calcext:value-type="float">
            <text:p><text:s/>47,780 <text:s/></text:p>
          </table:table-cell>
          <table:table-cell table:style-name="ce50" office:value-type="float" office:value="421412.165" calcext:value-type="float">
            <text:p><text:s/>421,412 <text:s/></text:p>
          </table:table-cell>
          <table:table-cell table:style-name="ce50" office:value-type="float" office:value="16125.34361368" calcext:value-type="float">
            <text:p><text:s/>16,1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663478.4207042" calcext:value-type="float">
            <text:p><text:s/>52,663,478 <text:s/></text:p>
          </table:table-cell>
          <table:table-cell table:style-name="ce50" office:value-type="float" office:value="52194286" calcext:value-type="float">
            <text:p><text:s/>52,194,286 <text:s/></text:p>
          </table:table-cell>
          <table:table-cell table:style-name="ce50" office:value-type="float" office:value="47780.2557042118" calcext:value-type="float">
            <text:p><text:s/>47,780 <text:s/></text:p>
          </table:table-cell>
          <table:table-cell table:style-name="ce50" office:value-type="float" office:value="421412.165" calcext:value-type="float">
            <text:p><text:s/>421,41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0361.2" calcext:value-type="float">
            <text:p><text:s/>1,530,3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68.26666666667" calcext:value-type="float">
            <text:p><text:s/>2,4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33759.23589887" calcext:value-type="float">
            <text:p><text:s/>433,759 <text:s/></text:p>
          </table:table-cell>
          <table:table-cell table:style-name="ce51" office:value-type="float" office:value="5003638.21162065" calcext:value-type="float">
            <text:p><text:s/>5,003,638 <text:s/></text:p>
          </table:table-cell>
          <table:table-cell table:style-name="ce51" office:value-type="float" office:value="468484.03072298" calcext:value-type="float">
            <text:p><text:s/>468,484 <text:s/></text:p>
          </table:table-cell>
          <table:table-cell table:style-name="ce51" office:value-type="float" office:value="595442.012567847" calcext:value-type="float">
            <text:p><text:s/>595,44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125.34361368" calcext:value-type="float">
            <text:p><text:s/>16,12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540019" calcext:value-type="float">
            <text:p><text:s/>2,540,019 <text:s/></text:p>
          </table:table-cell>
          <table:table-cell table:style-name="ce50" office:value-type="float" office:value="18090349" calcext:value-type="float">
            <text:p><text:s/>18,090,349 <text:s/></text:p>
          </table:table-cell>
          <table:table-cell table:style-name="ce50" office:value-type="float" office:value="1139699" calcext:value-type="float">
            <text:p><text:s/>1,139,699 <text:s/></text:p>
          </table:table-cell>
          <table:table-cell table:style-name="ce50" office:value-type="float" office:value="59849596.3946855" calcext:value-type="float">
            <text:p><text:s/>59,849,5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8003.011" calcext:value-type="float">
            <text:p><text:s/>1,468,003 <text:s/></text:p>
          </table:table-cell>
          <table:table-cell table:style-name="ce50" office:value-type="float" office:value="2500053.606" calcext:value-type="float">
            <text:p><text:s/>2,500,05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540019" calcext:value-type="float">
            <text:p><text:s/>2,540,019 <text:s/></text:p>
          </table:table-cell>
          <table:table-cell table:style-name="ce50" office:value-type="float" office:value="18090349" calcext:value-type="float">
            <text:p><text:s/>18,090,349 <text:s/></text:p>
          </table:table-cell>
          <table:table-cell table:style-name="ce50" office:value-type="float" office:value="1139699" calcext:value-type="float">
            <text:p><text:s/>1,139,699 <text:s/></text:p>
          </table:table-cell>
          <table:table-cell table:style-name="ce50" office:value-type="float" office:value="54503541.3194321" calcext:value-type="float">
            <text:p><text:s/>54,503,5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8003.011" calcext:value-type="float">
            <text:p><text:s/>1,468,003 <text:s/></text:p>
          </table:table-cell>
          <table:table-cell table:style-name="ce50" office:value-type="float" office:value="1986834.81997438" calcext:value-type="float">
            <text:p><text:s/>1,986,83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346055.07525333" calcext:value-type="float">
            <text:p><text:s/>5,346,05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513218.786025622" calcext:value-type="float">
            <text:p><text:s/>513,2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22407" calcext:value-type="float">
            <text:p><text:s/>422,407 <text:s/></text:p>
          </table:table-cell>
          <table:table-cell table:style-name="ce50" office:value-type="float" office:value="9071584" calcext:value-type="float">
            <text:p><text:s/>9,071,584 <text:s/></text:p>
          </table:table-cell>
          <table:table-cell table:style-name="ce50" office:value-type="float" office:value="279184" calcext:value-type="float">
            <text:p><text:s/>279,184 <text:s/></text:p>
          </table:table-cell>
          <table:table-cell table:style-name="ce50" office:value-type="float" office:value="2434047.00826703" calcext:value-type="float">
            <text:p><text:s/>2,434,0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1354.23775874" calcext:value-type="float">
            <text:p><text:s/>1,451,354 <text:s/></text:p>
          </table:table-cell>
          <table:table-cell table:style-name="ce50" office:value-type="float" office:value="133839.290531507" calcext:value-type="float">
            <text:p><text:s/>133,8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66.93333333333" calcext:value-type="float">
            <text:p><text:s/>2,3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96748" calcext:value-type="float">
            <text:p><text:s/>396,748 <text:s/></text:p>
          </table:table-cell>
          <table:table-cell table:style-name="ce50" office:value-type="float" office:value="3213741" calcext:value-type="float">
            <text:p><text:s/>3,213,741 <text:s/></text:p>
          </table:table-cell>
          <table:table-cell table:style-name="ce50" office:value-type="float" office:value="279184" calcext:value-type="float">
            <text:p><text:s/>279,184 <text:s/></text:p>
          </table:table-cell>
          <table:table-cell table:style-name="ce50" office:value-type="float" office:value="16277.0666666667" calcext:value-type="float">
            <text:p><text:s/>16,2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5659" calcext:value-type="float">
            <text:p><text:s/>25,659 <text:s/></text:p>
          </table:table-cell>
          <table:table-cell table:style-name="ce50" office:value-type="float" office:value="5857843" calcext:value-type="float">
            <text:p><text:s/>5,857,8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12110.51187074" calcext:value-type="float">
            <text:p><text:s/>2,412,1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1354.23775874" calcext:value-type="float">
            <text:p><text:s/>1,451,354 <text:s/></text:p>
          </table:table-cell>
          <table:table-cell table:style-name="ce50" office:value-type="float" office:value="132126.786" calcext:value-type="float">
            <text:p><text:s/>132,1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8" calcext:value-type="float">
            <text:p><text:s/>1,8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94.4963962831" calcext:value-type="float">
            <text:p><text:s/>1,39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712.50453150685" calcext:value-type="float">
            <text:p><text:s/>1,71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484" calcext:value-type="float">
            <text:p><text:s/>484 <text:s/></text:p>
          </table:table-cell>
          <table:table-cell table:style-name="ce52" office:value-type="float" office:value="58366" calcext:value-type="float">
            <text:p><text:s/>58,366 <text:s/></text:p>
          </table:table-cell>
          <table:table-cell table:style-name="ce52" office:value-type="float" office:value="58302" calcext:value-type="float">
            <text:p><text:s/>58,30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83368.76410113" calcext:value-type="float">
            <text:p><text:s/>1,683,369 <text:s/></text:p>
          </table:table-cell>
          <table:table-cell table:style-name="ce52" office:value-type="float" office:value="3956760.78837935" calcext:value-type="float">
            <text:p><text:s/>3,956,761 <text:s/></text:p>
          </table:table-cell>
          <table:table-cell table:style-name="ce52" office:value-type="float" office:value="333728.96927702" calcext:value-type="float">
            <text:p><text:s/>333,729 <text:s/></text:p>
          </table:table-cell>
          <table:table-cell table:style-name="ce52" office:value-type="float" office:value="41756271.0592417" calcext:value-type="float">
            <text:p><text:s/>41,756,27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23.42962758" calcext:value-type="float">
            <text:p><text:s/>523 <text:s/></text:p>
          </table:table-cell>
          <table:table-cell table:style-name="ce52" office:value-type="float" office:value="3434480.39817534" calcext:value-type="float">
            <text:p><text:s/>3,434,48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83368.76410113" calcext:value-type="float">
            <text:p><text:s/>1,683,369 <text:s/></text:p>
          </table:table-cell>
          <table:table-cell table:style-name="ce52" office:value-type="float" office:value="3956760.78837935" calcext:value-type="float">
            <text:p><text:s/>3,956,761 <text:s/></text:p>
          </table:table-cell>
          <table:table-cell table:style-name="ce52" office:value-type="float" office:value="333728.96927702" calcext:value-type="float">
            <text:p><text:s/>333,729 <text:s/></text:p>
          </table:table-cell>
          <table:table-cell table:style-name="ce52" office:value-type="float" office:value="19135132.8909339" calcext:value-type="float">
            <text:p><text:s/>19,135,13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23.42962758" calcext:value-type="float">
            <text:p><text:s/>523 <text:s/></text:p>
          </table:table-cell>
          <table:table-cell table:style-name="ce52" office:value-type="float" office:value="2394449.86617534" calcext:value-type="float">
            <text:p><text:s/>2,394,4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683368.76410113" calcext:value-type="float">
            <text:p><text:s/>1,683,369 <text:s/></text:p>
          </table:table-cell>
          <table:table-cell table:style-name="ce50" office:value-type="float" office:value="3956760.78837935" calcext:value-type="float">
            <text:p><text:s/>3,956,761 <text:s/></text:p>
          </table:table-cell>
          <table:table-cell table:style-name="ce50" office:value-type="float" office:value="333728.96927702" calcext:value-type="float">
            <text:p><text:s/>333,729 <text:s/></text:p>
          </table:table-cell>
          <table:table-cell table:style-name="ce50" office:value-type="float" office:value="3485235.9121913" calcext:value-type="float">
            <text:p><text:s/>3,485,2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3.42962758" calcext:value-type="float">
            <text:p><text:s/>523 <text:s/></text:p>
          </table:table-cell>
          <table:table-cell table:style-name="ce50" office:value-type="float" office:value="449542.314" calcext:value-type="float">
            <text:p><text:s/>449,5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608.7886" calcext:value-type="float">
            <text:p><text:s/>46,6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63.24" calcext:value-type="float">
            <text:p><text:s/>3,9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1089.543503696" calcext:value-type="float">
            <text:p><text:s/>281,0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335.43" calcext:value-type="float">
            <text:p><text:s/>9,3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665.416915531" calcext:value-type="float">
            <text:p><text:s/>399,6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21.676" calcext:value-type="float">
            <text:p><text:s/>1,4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41.06025" calcext:value-type="float">
            <text:p><text:s/>18,4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72.35" calcext:value-type="float">
            <text:p><text:s/>3,7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37.54529666667" calcext:value-type="float">
            <text:p><text:s/>7,8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5.442" calcext:value-type="float">
            <text:p><text:s/>1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292.609940553" calcext:value-type="float">
            <text:p><text:s/>125,2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57.866" calcext:value-type="float">
            <text:p><text:s/>3,1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78.72961666667" calcext:value-type="float">
            <text:p><text:s/>3,8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90.53" calcext:value-type="float">
            <text:p><text:s/>3,7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374" calcext:value-type="float">
            <text:p><text:s/>11,3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5109.36478388" calcext:value-type="float">
            <text:p><text:s/>1,175,1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3.42962758" calcext:value-type="float">
            <text:p><text:s/>523 <text:s/></text:p>
          </table:table-cell>
          <table:table-cell table:style-name="ce50" office:value-type="float" office:value="216903.762" calcext:value-type="float">
            <text:p><text:s/>216,9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6021.071680459" calcext:value-type="float">
            <text:p><text:s/>916,0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7587.604" calcext:value-type="float">
            <text:p><text:s/>87,5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78316.442040885" calcext:value-type="float">
            <text:p>( 778,31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6693.148" calcext:value-type="float">
            <text:p>( 86,69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7289.69630624" calcext:value-type="float">
            <text:p>( 137,29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94.456" calcext:value-type="float">
            <text:p>( 89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14.933333333333" calcext:value-type="float">
            <text:p>( 415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646.039120059" calcext:value-type="float">
            <text:p><text:s/>121,6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3.42962758" calcext:value-type="float">
            <text:p><text:s/>5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35.9086133618" calcext:value-type="float">
            <text:p><text:s/>36,7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374" calcext:value-type="float">
            <text:p><text:s/>11,374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100706.34537" calcext:value-type="float">
            <text:p><text:s/>100,70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29316.158" calcext:value-type="float">
            <text:p><text:s/>129,3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574.050575556" calcext:value-type="float">
            <text:p><text:s/>134,5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10.468" calcext:value-type="float">
            <text:p><text:s/>4,4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031.1936266667" calcext:value-type="float">
            <text:p><text:s/>67,0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86.864" calcext:value-type="float">
            <text:p><text:s/>4,08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8684.4482333333" calcext:value-type="float">
            <text:p><text:s/>88,68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8853.66" calcext:value-type="float">
            <text:p><text:s/>8,8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1413.283063333" calcext:value-type="float">
            <text:p><text:s/>281,4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724.182" calcext:value-type="float">
            <text:p><text:s/>12,7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952.4666666667" calcext:value-type="float">
            <text:p><text:s/>46,95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4460.816396667" calcext:value-type="float">
            <text:p><text:s/>234,4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724.182" calcext:value-type="float">
            <text:p><text:s/>12,7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503.33125666667" calcext:value-type="float">
            <text:p>( 5,50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302.906" calcext:value-type="float">
            <text:p>( 7,30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159.52483333333" calcext:value-type="float">
            <text:p>( 3,16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636.1" calcext:value-type="float">
            <text:p>( 2,63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671994.76410113" calcext:value-type="float">
            <text:p><text:s/>1,671,995 <text:s/></text:p>
          </table:table-cell>
          <table:table-cell table:style-name="ce50" office:value-type="float" office:value="3956760.78837935" calcext:value-type="float">
            <text:p><text:s/>3,956,761 <text:s/></text:p>
          </table:table-cell>
          <table:table-cell table:style-name="ce50" office:value-type="float" office:value="333728.96927702" calcext:value-type="float">
            <text:p><text:s/>333,729 <text:s/></text:p>
          </table:table-cell>
          <table:table-cell table:style-name="ce50" office:value-type="float" office:value="412526.76365" calcext:value-type="float">
            <text:p><text:s/>412,5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261.11" calcext:value-type="float">
            <text:p><text:s/>25,2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71994.76410113" calcext:value-type="float">
            <text:p><text:s/>1,671,995 <text:s/></text:p>
          </table:table-cell>
          <table:table-cell table:style-name="ce50" office:value-type="float" office:value="3956760.78837935" calcext:value-type="float">
            <text:p><text:s/>3,956,761 <text:s/></text:p>
          </table:table-cell>
          <table:table-cell table:style-name="ce50" office:value-type="float" office:value="333728.96927702" calcext:value-type="float">
            <text:p><text:s/>333,729 <text:s/></text:p>
          </table:table-cell>
          <table:table-cell table:style-name="ce50" office:value-type="float" office:value="345628.899043333" calcext:value-type="float">
            <text:p><text:s/>345,6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040.314" calcext:value-type="float">
            <text:p><text:s/>15,0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897.8646066667" calcext:value-type="float">
            <text:p><text:s/>66,8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220.796" calcext:value-type="float">
            <text:p><text:s/>10,2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616.31468333333" calcext:value-type="float">
            <text:p>( 7,61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281.09" calcext:value-type="float">
            <text:p>( 7,28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527.5748244444" calcext:value-type="float">
            <text:p><text:s/>80,5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33.892" calcext:value-type="float">
            <text:p><text:s/>6,53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0704.5932533333" calcext:value-type="float">
            <text:p><text:s/>10,70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174.128" calcext:value-type="float">
            <text:p><text:s/>4,1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360.8262665187" calcext:value-type="float">
            <text:p><text:s/>70,3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19.498" calcext:value-type="float">
            <text:p><text:s/>5,0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263.7300477778" calcext:value-type="float">
            <text:p><text:s/>39,2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82.618" calcext:value-type="float">
            <text:p><text:s/>10,1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577.434896667" calcext:value-type="float">
            <text:p><text:s/>102,5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622.082" calcext:value-type="float">
            <text:p><text:s/>124,6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1.480000009333" calcext:value-type="float">
            <text:p><text:s/>9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210.525406667" calcext:value-type="float">
            <text:p><text:s/>100,2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03.516" calcext:value-type="float">
            <text:p><text:s/>1,20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476.94944" calcext:value-type="float">
            <text:p><text:s/>38,47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00979.67845" calcext:value-type="float">
            <text:p><text:s/>12,900,9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302.55" calcext:value-type="float">
            <text:p><text:s/>126,3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098.6666666667" calcext:value-type="float">
            <text:p><text:s/>96,0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03563.27845" calcext:value-type="float">
            <text:p><text:s/>12,603,5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302.55" calcext:value-type="float">
            <text:p><text:s/>126,3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006.6666666667" calcext:value-type="float">
            <text:p><text:s/>30,0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1311.066666667" calcext:value-type="float">
            <text:p><text:s/>171,3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468.98047" calcext:value-type="float">
            <text:p><text:s/>456,4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.17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656.3138033333" calcext:value-type="float">
            <text:p><text:s/>83,6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.17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72812.666666667" calcext:value-type="float">
            <text:p><text:s/>372,81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8334.7402936" calcext:value-type="float">
            <text:p><text:s/>1,028,3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868.675605479" calcext:value-type="float">
            <text:p><text:s/>103,8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1019.164569151" calcext:value-type="float">
            <text:p><text:s/>491,0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388.723605479" calcext:value-type="float">
            <text:p><text:s/>103,3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36.53333333334" calcext:value-type="float">
            <text:p><text:s/>9,9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55.3333333333" calcext:value-type="float">
            <text:p><text:s/>13,55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95.4666666667" calcext:value-type="float">
            <text:p><text:s/>10,5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80.06666666667" calcext:value-type="float">
            <text:p><text:s/>5,68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4602.698444444" calcext:value-type="float">
            <text:p><text:s/>354,6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3.6" calcext:value-type="float">
            <text:p><text:s/>36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2945.47728" calcext:value-type="float">
            <text:p><text:s/>142,94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6.352" calcext:value-type="float">
            <text:p><text:s/>116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64113.579529" calcext:value-type="float">
            <text:p><text:s/>1,264,114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714698.14856986" calcext:value-type="float">
            <text:p><text:s/>1,714,6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621138.1683078" calcext:value-type="float">
            <text:p><text:s/>22,621,1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0030.532" calcext:value-type="float">
            <text:p><text:s/>1,040,0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621138.1683078" calcext:value-type="float">
            <text:p><text:s/>22,621,1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0030.532" calcext:value-type="float">
            <text:p><text:s/>1,040,0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8976701.1533133" calcext:value-type="float">
            <text:p>( 18,976,70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40030.532" calcext:value-type="float">
            <text:p>( 1,040,03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30400.801157" calcext:value-type="float">
            <text:p><text:s/>330,401 <text:s/></text:p>
          </table:table-cell>
          <table:table-cell table:style-name="ce57" office:value-type="float" office:value="570688.788595" calcext:value-type="float">
            <text:p><text:s/>570,689 <text:s/></text:p>
          </table:table-cell>
          <table:table-cell table:style-name="ce57" office:value-type="float" office:value="84588.498814" calcext:value-type="float">
            <text:p><text:s/>84,588 <text:s/></text:p>
          </table:table-cell>
          <table:table-cell table:style-name="ce57" office:value-type="float" office:value="7609419.230628" calcext:value-type="float">
            <text:p><text:s/>7,609,419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5869.451559" calcext:value-type="float">
            <text:p><text:s/>55,86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659842.872" calcext:value-type="float">
            <text:p><text:s/>5,659,84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534.131187" calcext:value-type="float">
            <text:p><text:s/>7,53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30400.801157" calcext:value-type="float">
            <text:p><text:s/>330,401 <text:s/></text:p>
          </table:table-cell>
          <table:table-cell table:style-name="ce57" office:value-type="float" office:value="570688.788595" calcext:value-type="float">
            <text:p><text:s/>570,689 <text:s/></text:p>
          </table:table-cell>
          <table:table-cell table:style-name="ce57" office:value-type="float" office:value="84588.498814" calcext:value-type="float">
            <text:p><text:s/>84,588 <text:s/></text:p>
          </table:table-cell>
          <table:table-cell table:style-name="ce57" office:value-type="float" office:value="1942042.227441" calcext:value-type="float">
            <text:p><text:s/>1,942,04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5869.451559" calcext:value-type="float">
            <text:p><text:s/>55,86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68868.520008" calcext:value-type="float">
            <text:p><text:s/>1,468,86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68868.520008" calcext:value-type="float">
            <text:p><text:s/>1,468,86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606998" calcext:value-type="float">
            <text:p><text:s/>13,606,99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336.1707877314" calcext:value-type="float">
            <text:p><text:s/>42,336 <text:s/></text:p>
          </table:table-cell>
          <table:table-cell table:number-columns-repeated="2" table:style-name="ce50" office:value-type="float" office:value="4315231" calcext:value-type="float">
            <text:p><text:s/>4,315,2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48304" calcext:value-type="float">
            <text:p><text:s/>1,648,3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593805" calcext:value-type="float">
            <text:p><text:s/>2,593,8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59117" calcext:value-type="float">
            <text:p><text:s/>-59,117 <text:s/></text:p>
          </table:table-cell>
          <table:table-cell table:number-columns-repeated="2" table:style-name="ce50" office:value-type="float" office:value="59101.7" calcext:value-type="float">
            <text:p><text:s/>59,10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993" calcext:value-type="float">
            <text:p><text:s/>39,993 <text:s/></text:p>
          </table:table-cell>
          <table:table-cell table:style-name="ce50" office:value-type="float" office:value="944" calcext:value-type="float">
            <text:p><text:s/>94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3623778.8292123" calcext:value-type="float">
            <text:p><text:s/>13,623,779 <text:s/></text:p>
          </table:table-cell>
          <table:table-cell table:number-columns-repeated="2" table:style-name="ce51" office:value-type="float" office:value="-4374332.7" calcext:value-type="float">
            <text:p><text:s/>-4,374,33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282102" calcext:value-type="float">
            <text:p><text:s/>-4,282,102 <text:s/></text:p>
          </table:table-cell>
          <table:table-cell table:style-name="ce51" office:value-type="float" office:value="-944" calcext:value-type="float">
            <text:p><text:s/>-9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50867" calcext:value-type="float">
            <text:p><text:s/>4,050,867 <text:s/></text:p>
          </table:table-cell>
          <table:table-cell table:number-columns-repeated="2" table:style-name="ce50" office:value-type="float" office:value="77750" calcext:value-type="float">
            <text:p><text:s/>77,7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265" calcext:value-type="float">
            <text:p><text:s/>28,2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2338.1707877314" calcext:value-type="float">
            <text:p><text:s/>-42,338 <text:s/></text:p>
          </table:table-cell>
          <table:table-cell table:number-columns-repeated="2" table:style-name="ce51" office:value-type="float" office:value="-97179.3" calcext:value-type="float">
            <text:p><text:s/>-97,17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58446" calcext:value-type="float">
            <text:p><text:s/>258,446 <text:s/></text:p>
          </table:table-cell>
          <table:table-cell table:style-name="ce51" office:value-type="float" office:value="-4975" calcext:value-type="float">
            <text:p><text:s/>-4,9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396251" calcext:value-type="float">
            <text:p><text:s/>11,396,251 <text:s/></text:p>
          </table:table-cell>
          <table:table-cell table:number-columns-repeated="2" table:style-name="ce50" office:value-type="float" office:value="14140166.4" calcext:value-type="float">
            <text:p><text:s/>14,140,16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33959" calcext:value-type="float">
            <text:p><text:s/>4,833,9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396251" calcext:value-type="float">
            <text:p><text:s/>11,396,251 <text:s/></text:p>
          </table:table-cell>
          <table:table-cell table:number-columns-repeated="2" table:style-name="ce50" office:value-type="float" office:value="8989606.34153846" calcext:value-type="float">
            <text:p><text:s/>8,989,6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33959" calcext:value-type="float">
            <text:p><text:s/>4,833,9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150560.05846154" calcext:value-type="float">
            <text:p><text:s/>5,150,56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64" calcext:value-type="float">
            <text:p><text:s/>4,46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58" calcext:value-type="float">
            <text:p><text:s/>2,2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90" calcext:value-type="float">
            <text:p><text:s/>2,1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6" calcext:value-type="float">
            <text:p><text:s/>1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1011501" calcext:value-type="float">
            <text:p><text:s/>21,011,501 <text:s/></text:p>
          </table:table-cell>
          <table:table-cell table:number-columns-repeated="2" table:style-name="ce52" office:value-type="float" office:value="9780799" calcext:value-type="float">
            <text:p><text:s/>9,780,799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65146" calcext:value-type="float">
            <text:p><text:s/>265,146 <text:s/></text:p>
          </table:table-cell>
          <table:table-cell table:style-name="ce52" office:value-type="float" office:value="4029" calcext:value-type="float">
            <text:p><text:s/>4,02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780799" calcext:value-type="float">
            <text:p><text:s/>9,780,799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65146" calcext:value-type="float">
            <text:p><text:s/>265,146 <text:s/></text:p>
          </table:table-cell>
          <table:table-cell table:style-name="ce52" office:value-type="float" office:value="4029" calcext:value-type="float">
            <text:p><text:s/>4,0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575" calcext:value-type="float">
            <text:p><text:s/>7,57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98" calcext:value-type="float">
            <text:p><text:s/>1,398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" calcext:value-type="float">
            <text:p><text:s/>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1" calcext:value-type="float">
            <text:p><text:s/>5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7" calcext:value-type="float">
            <text:p><text:s/>1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" calcext:value-type="float">
            <text:p><text:s/>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5" calcext:value-type="float">
            <text:p><text:s/>7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78" calcext:value-type="float">
            <text:p><text:s/>1,3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" calcext:value-type="float">
            <text:p><text:s/>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" calcext:value-type="float">
            <text:p><text:s/>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0" calcext:value-type="float">
            <text:p>( 1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8" calcext:value-type="float">
            <text:p><text:s/>2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1" calcext:value-type="float">
            <text:p><text:s/>2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7" calcext:value-type="float">
            <text:p><text:s/>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" calcext:value-type="float">
            <text:p><text:s/>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10" calcext:value-type="float">
            <text:p><text:s/>11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6" calcext:value-type="float">
            <text:p><text:s/>4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43" calcext:value-type="float">
            <text:p><text:s/>4,9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3" calcext:value-type="float">
            <text:p><text:s/>1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5" calcext:value-type="float">
            <text:p><text:s/>5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3" calcext:value-type="float">
            <text:p><text:s/>1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17319.166" calcext:value-type="float">
            <text:p><text:s/>9,717,31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8111" calcext:value-type="float">
            <text:p><text:s/>108,11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8111" calcext:value-type="float">
            <text:p><text:s/>108,11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17319.166" calcext:value-type="float">
            <text:p><text:s/>9,717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410.834" calcext:value-type="float">
            <text:p><text:s/>11,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410.834" calcext:value-type="float">
            <text:p><text:s/>11,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494" calcext:value-type="float">
            <text:p><text:s/>44,4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637" calcext:value-type="float">
            <text:p><text:s/>155,637 <text:s/></text:p>
          </table:table-cell>
          <table:table-cell table:style-name="ce50" office:value-type="float" office:value="4024" calcext:value-type="float">
            <text:p><text:s/>4,0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863" calcext:value-type="float">
            <text:p><text:s/>1,8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36" calcext:value-type="float">
            <text:p><text:s/>9,9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07" calcext:value-type="float">
            <text:p><text:s/>3,3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834" calcext:value-type="float">
            <text:p><text:s/>27,8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637" calcext:value-type="float">
            <text:p><text:s/>155,637 <text:s/></text:p>
          </table:table-cell>
          <table:table-cell table:style-name="ce50" office:value-type="float" office:value="1102" calcext:value-type="float">
            <text:p><text:s/>1,10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417" calcext:value-type="float">
            <text:p><text:s/>3,41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59" calcext:value-type="float">
            <text:p><text:s/>1,059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011501" calcext:value-type="float">
            <text:p><text:s/>21,011,5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011501" calcext:value-type="float">
            <text:p><text:s/>21,011,5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1011501" calcext:value-type="float">
            <text:p>( 21,011,50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2825" calcext:value-type="float">
            <text:p><text:s/>1,082,8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773" calcext:value-type="float">
            <text:p><text:s/>270,773 <text:s/></text:p>
          </table:table-cell>
          <table:table-cell table:style-name="ce50" office:value-type="float" office:value="15463" calcext:value-type="float">
            <text:p><text:s/>15,463 <text:s/></text:p>
          </table:table-cell>
          <table:table-cell table:style-name="ce50" office:value-type="float" office:value="1224207.56182784" calcext:value-type="float">
            <text:p><text:s/>1,224,208 <text:s/></text:p>
          </table:table-cell>
          <table:table-cell table:style-name="ce50" office:value-type="float" office:value="53413" calcext:value-type="float">
            <text:p><text:s/>53,413 <text:s/></text:p>
          </table:table-cell>
          <table:table-cell table:style-name="ce50" office:value-type="float" office:value="30829" calcext:value-type="float">
            <text:p><text:s/>30,829 <text:s/></text:p>
          </table:table-cell>
          <table:table-cell table:style-name="ce50" office:value-type="float" office:value="421411" calcext:value-type="float">
            <text:p><text:s/>421,4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124547" calcext:value-type="float">
            <text:p><text:s/>11,124,547 <text:s/></text:p>
          </table:table-cell>
          <table:table-cell table:style-name="ce50" office:value-type="float" office:value="1388118" calcext:value-type="float">
            <text:p><text:s/>1,388,118 <text:s/></text:p>
          </table:table-cell>
          <table:table-cell table:style-name="ce50" office:value-type="float" office:value="96" calcext:value-type="float">
            <text:p><text:s/>96 <text:s/></text:p>
          </table:table-cell>
          <table:table-cell table:style-name="ce50" office:value-type="float" office:value="806971" calcext:value-type="float">
            <text:p><text:s/>806,971 <text:s/></text:p>
          </table:table-cell>
          <table:table-cell table:style-name="ce50" office:value-type="float" office:value="227300" calcext:value-type="float">
            <text:p><text:s/>227,300 <text:s/></text:p>
          </table:table-cell>
          <table:table-cell table:style-name="ce50" office:value-type="float" office:value="135236.733520639" calcext:value-type="float">
            <text:p><text:s/>135,237 <text:s/></text:p>
          </table:table-cell>
          <table:table-cell table:style-name="ce50" office:value-type="float" office:value="17403" calcext:value-type="float">
            <text:p><text:s/>17,403 <text:s/></text:p>
          </table:table-cell>
          <table:table-cell table:style-name="ce50" office:value-type="float" office:value="318305" calcext:value-type="float">
            <text:p><text:s/>318,305 <text:s/></text:p>
          </table:table-cell>
          <table:table-cell table:style-name="ce50" office:value-type="float" office:value="99069" calcext:value-type="float">
            <text:p><text:s/>99,0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47562" calcext:value-type="float">
            <text:p><text:s/>147,562 <text:s/></text:p>
          </table:table-cell>
          <table:table-cell table:style-name="ce50" office:value-type="float" office:value="1102029" calcext:value-type="float">
            <text:p><text:s/>1,102,0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8" calcext:value-type="float">
            <text:p><text:s/>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47262.143" calcext:value-type="float">
            <text:p><text:s/>147,262 <text:s/></text:p>
          </table:table-cell>
          <table:table-cell table:style-name="ce50" office:value-type="float" office:value="566204.4522" calcext:value-type="float">
            <text:p><text:s/>566,204 <text:s/></text:p>
          </table:table-cell>
          <table:table-cell table:style-name="ce50" office:value-type="float" office:value="1710" calcext:value-type="float">
            <text:p><text:s/>1,710 <text:s/></text:p>
          </table:table-cell>
          <table:table-cell table:style-name="ce50" office:value-type="float" office:value="37687" calcext:value-type="float">
            <text:p><text:s/>37,687 <text:s/></text:p>
          </table:table-cell>
          <table:table-cell table:style-name="ce50" office:value-type="float" office:value="23720" calcext:value-type="float">
            <text:p><text:s/>23,720 <text:s/></text:p>
          </table:table-cell>
          <table:table-cell table:style-name="ce50" office:value-type="float" office:value="771.00000000002" calcext:value-type="float">
            <text:p><text:s/>771 <text:s/></text:p>
          </table:table-cell>
          <table:table-cell table:style-name="ce50" office:value-type="float" office:value="-1127" calcext:value-type="float">
            <text:p><text:s/>-1,127 <text:s/></text:p>
          </table:table-cell>
          <table:table-cell table:style-name="ce50" office:value-type="float" office:value="-249952" calcext:value-type="float">
            <text:p><text:s/>-249,952 <text:s/></text:p>
          </table:table-cell>
          <table:table-cell table:style-name="ce50" office:value-type="float" office:value="-221459" calcext:value-type="float">
            <text:p><text:s/>-221,45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1419371.143" calcext:value-type="float">
            <text:p><text:s/>-11,419,371 <text:s/></text:p>
          </table:table-cell>
          <table:table-cell table:style-name="ce51" office:value-type="float" office:value="-1973526.4522" calcext:value-type="float">
            <text:p><text:s/>-1,973,526 <text:s/></text:p>
          </table:table-cell>
          <table:table-cell table:style-name="ce51" office:value-type="float" office:value="-1806" calcext:value-type="float">
            <text:p><text:s/>-1,806 <text:s/></text:p>
          </table:table-cell>
          <table:table-cell table:style-name="ce51" office:value-type="float" office:value="-573973" calcext:value-type="float">
            <text:p><text:s/>-573,973 <text:s/></text:p>
          </table:table-cell>
          <table:table-cell table:style-name="ce51" office:value-type="float" office:value="-235557" calcext:value-type="float">
            <text:p><text:s/>-235,557 <text:s/></text:p>
          </table:table-cell>
          <table:table-cell table:style-name="ce51" office:value-type="float" office:value="1088199.8283072" calcext:value-type="float">
            <text:p><text:s/>1,088,200 <text:s/></text:p>
          </table:table-cell>
          <table:table-cell table:style-name="ce51" office:value-type="float" office:value="37137" calcext:value-type="float">
            <text:p><text:s/>37,137 <text:s/></text:p>
          </table:table-cell>
          <table:table-cell table:style-name="ce51" office:value-type="float" office:value="-37524" calcext:value-type="float">
            <text:p><text:s/>-37,524 <text:s/></text:p>
          </table:table-cell>
          <table:table-cell table:style-name="ce51" office:value-type="float" office:value="543801" calcext:value-type="float">
            <text:p><text:s/>543,8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82446" calcext:value-type="float">
            <text:p><text:s/>182,446 <text:s/></text:p>
          </table:table-cell>
          <table:table-cell table:style-name="ce50" office:value-type="float" office:value="2373777" calcext:value-type="float">
            <text:p><text:s/>2,373,777 <text:s/></text:p>
          </table:table-cell>
          <table:table-cell table:style-name="ce50" office:value-type="float" office:value="845" calcext:value-type="float">
            <text:p><text:s/>845 <text:s/></text:p>
          </table:table-cell>
          <table:table-cell table:style-name="ce50" office:value-type="float" office:value="24114" calcext:value-type="float">
            <text:p><text:s/>24,1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3" calcext:value-type="float">
            <text:p><text:s/>1,31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4308" calcext:value-type="float">
            <text:p><text:s/>454,30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61852.696" calcext:value-type="float">
            <text:p><text:s/>-261,853 <text:s/></text:p>
          </table:table-cell>
          <table:table-cell table:style-name="ce51" office:value-type="float" office:value="-195445.286534375" calcext:value-type="float">
            <text:p><text:s/>-195,44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4477.43060987" calcext:value-type="float">
            <text:p><text:s/>54,477 <text:s/></text:p>
          </table:table-cell>
          <table:table-cell table:style-name="ce50" office:value-type="float" office:value="1529918.35127952" calcext:value-type="float">
            <text:p><text:s/>1,529,9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7082.354352" calcext:value-type="float">
            <text:p><text:s/>467,082 <text:s/></text:p>
          </table:table-cell>
          <table:table-cell table:style-name="ce50" office:value-type="float" office:value="4046.86374649689" calcext:value-type="float">
            <text:p><text:s/>4,0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3115" calcext:value-type="float">
            <text:p><text:s/>53,115 <text:s/></text:p>
          </table:table-cell>
          <table:table-cell table:style-name="ce50" office:value-type="float" office:value="1388238" calcext:value-type="float">
            <text:p><text:s/>1,388,2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4" calcext:value-type="float">
            <text:p><text:s/>2,3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362.43060987" calcext:value-type="float">
            <text:p><text:s/>1,362 <text:s/></text:p>
          </table:table-cell>
          <table:table-cell table:style-name="ce51" office:value-type="float" office:value="139366.35127952" calcext:value-type="float">
            <text:p><text:s/>139,36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67082.354352" calcext:value-type="float">
            <text:p><text:s/>467,082 <text:s/></text:p>
          </table:table-cell>
          <table:table-cell table:style-name="ce51" office:value-type="float" office:value="4046.86374649689" calcext:value-type="float">
            <text:p><text:s/>4,0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925013.447" calcext:value-type="float">
            <text:p><text:s/>16,925,013 <text:s/></text:p>
          </table:table-cell>
          <table:table-cell table:style-name="ce50" office:value-type="float" office:value="9287522.29176562" calcext:value-type="float">
            <text:p><text:s/>9,287,522 <text:s/></text:p>
          </table:table-cell>
          <table:table-cell table:style-name="ce50" office:value-type="float" office:value="8014" calcext:value-type="float">
            <text:p><text:s/>8,014 <text:s/></text:p>
          </table:table-cell>
          <table:table-cell table:style-name="ce50" office:value-type="float" office:value="1008578" calcext:value-type="float">
            <text:p><text:s/>1,008,578 <text:s/></text:p>
          </table:table-cell>
          <table:table-cell table:style-name="ce50" office:value-type="float" office:value="648208" calcext:value-type="float">
            <text:p><text:s/>648,208 <text:s/></text:p>
          </table:table-cell>
          <table:table-cell table:style-name="ce50" office:value-type="float" office:value="96305" calcext:value-type="float">
            <text:p><text:s/>96,3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1782" calcext:value-type="float">
            <text:p><text:s/>1,181,782 <text:s/></text:p>
          </table:table-cell>
          <table:table-cell table:style-name="ce50" office:value-type="float" office:value="1437620.35111111" calcext:value-type="float">
            <text:p><text:s/>1,437,6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6679697.367" calcext:value-type="float">
            <text:p><text:s/>16,679,697 <text:s/></text:p>
          </table:table-cell>
          <table:table-cell table:style-name="ce50" office:value-type="float" office:value="9287522.29176562" calcext:value-type="float">
            <text:p><text:s/>9,287,522 <text:s/></text:p>
          </table:table-cell>
          <table:table-cell table:style-name="ce50" office:value-type="float" office:value="8014" calcext:value-type="float">
            <text:p><text:s/>8,014 <text:s/></text:p>
          </table:table-cell>
          <table:table-cell table:style-name="ce50" office:value-type="float" office:value="1008578" calcext:value-type="float">
            <text:p><text:s/>1,008,578 <text:s/></text:p>
          </table:table-cell>
          <table:table-cell table:style-name="ce50" office:value-type="float" office:value="648208" calcext:value-type="float">
            <text:p><text:s/>648,208 <text:s/></text:p>
          </table:table-cell>
          <table:table-cell table:style-name="ce50" office:value-type="float" office:value="96305" calcext:value-type="float">
            <text:p><text:s/>96,3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1782" calcext:value-type="float">
            <text:p><text:s/>1,181,782 <text:s/></text:p>
          </table:table-cell>
          <table:table-cell table:style-name="ce50" office:value-type="float" office:value="1162701.96177778" calcext:value-type="float">
            <text:p><text:s/>1,162,70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45316.08" calcext:value-type="float">
            <text:p><text:s/>245,31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274918.389333333" calcext:value-type="float">
            <text:p><text:s/>274,9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379" calcext:value-type="float">
            <text:p><text:s/>29,379 <text:s/></text:p>
          </table:table-cell>
          <table:table-cell table:style-name="ce50" office:value-type="float" office:value="319568.13763572" calcext:value-type="float">
            <text:p><text:s/>319,5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7431.645648" calcext:value-type="float">
            <text:p><text:s/>547,432 <text:s/></text:p>
          </table:table-cell>
          <table:table-cell table:style-name="ce50" office:value-type="float" office:value="13088.6473646142" calcext:value-type="float">
            <text:p><text:s/>13,0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19" calcext:value-type="float">
            <text:p><text:s/>2,2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50" calcext:value-type="float">
            <text:p><text:s/>250 <text:s/></text:p>
          </table:table-cell>
          <table:table-cell table:style-name="ce50" office:value-type="float" office:value="15041" calcext:value-type="float">
            <text:p><text:s/>15,0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9103" calcext:value-type="float">
            <text:p><text:s/>29,103 <text:s/></text:p>
          </table:table-cell>
          <table:table-cell table:style-name="ce50" office:value-type="float" office:value="302220.13763572" calcext:value-type="float">
            <text:p><text:s/>302,2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7431.645648" calcext:value-type="float">
            <text:p><text:s/>547,432 <text:s/></text:p>
          </table:table-cell>
          <table:table-cell table:style-name="ce50" office:value-type="float" office:value="13088.6473646142" calcext:value-type="float">
            <text:p><text:s/>13,0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6" calcext:value-type="float">
            <text:p><text:s/>26 <text:s/></text:p>
          </table:table-cell>
          <table:table-cell table:style-name="ce51" office:value-type="float" office:value="88" calcext:value-type="float">
            <text:p><text:s/>8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501192.56939013" calcext:value-type="float">
            <text:p><text:s/>5,501,193 <text:s/></text:p>
          </table:table-cell>
          <table:table-cell table:style-name="ce52" office:value-type="float" office:value="3286177.63718476" calcext:value-type="float">
            <text:p><text:s/>3,286,178 <text:s/></text:p>
          </table:table-cell>
          <table:table-cell table:style-name="ce52" office:value-type="float" office:value="5363" calcext:value-type="float">
            <text:p><text:s/>5,363 <text:s/></text:p>
          </table:table-cell>
          <table:table-cell table:style-name="ce52" office:value-type="float" office:value="410491" calcext:value-type="float">
            <text:p><text:s/>410,491 <text:s/></text:p>
          </table:table-cell>
          <table:table-cell table:style-name="ce52" office:value-type="float" office:value="412651" calcext:value-type="float">
            <text:p><text:s/>412,651 <text:s/></text:p>
          </table:table-cell>
          <table:table-cell table:style-name="ce52" office:value-type="float" office:value="1183191.8283072" calcext:value-type="float">
            <text:p><text:s/>1,183,192 <text:s/></text:p>
          </table:table-cell>
          <table:table-cell table:style-name="ce52" office:value-type="float" office:value="37137" calcext:value-type="float">
            <text:p><text:s/>37,137 <text:s/></text:p>
          </table:table-cell>
          <table:table-cell table:style-name="ce52" office:value-type="float" office:value="129744" calcext:value-type="float">
            <text:p><text:s/>129,744 <text:s/></text:p>
          </table:table-cell>
          <table:table-cell table:style-name="ce52" office:value-type="float" office:value="1509977.84" calcext:value-type="float">
            <text:p><text:s/>1,509,97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01192.56939013" calcext:value-type="float">
            <text:p><text:s/>5,501,193 <text:s/></text:p>
          </table:table-cell>
          <table:table-cell table:style-name="ce52" office:value-type="float" office:value="3286177.63718476" calcext:value-type="float">
            <text:p><text:s/>3,286,17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776" calcext:value-type="float">
            <text:p><text:s/>13,7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42714.56939013" calcext:value-type="float">
            <text:p><text:s/>142,715 <text:s/></text:p>
          </table:table-cell>
          <table:table-cell table:style-name="ce50" office:value-type="float" office:value="2811379.63718476" calcext:value-type="float">
            <text:p><text:s/>2,811,3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776" calcext:value-type="float">
            <text:p><text:s/>13,7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7830" calcext:value-type="float">
            <text:p><text:s/>7,830 <text:s/></text:p>
          </table:table-cell>
          <table:table-cell table:style-name="ce50" office:value-type="float" office:value="34085" calcext:value-type="float">
            <text:p><text:s/>34,0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366" calcext:value-type="float">
            <text:p><text:s/>3,366 <text:s/></text:p>
          </table:table-cell>
          <table:table-cell table:style-name="ce50" office:value-type="float" office:value="253668.24098784" calcext:value-type="float">
            <text:p><text:s/>253,6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96" calcext:value-type="float">
            <text:p><text:s/>496 <text:s/></text:p>
          </table:table-cell>
          <table:table-cell table:style-name="ce50" office:value-type="float" office:value="373262.43041456" calcext:value-type="float">
            <text:p><text:s/>373,2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6" calcext:value-type="float">
            <text:p><text:s/>46 <text:s/></text:p>
          </table:table-cell>
          <table:table-cell table:style-name="ce50" office:value-type="float" office:value="14641" calcext:value-type="float">
            <text:p><text:s/>14,6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61" calcext:value-type="float">
            <text:p><text:s/>7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09.37149417" calcext:value-type="float">
            <text:p><text:s/>709 <text:s/></text:p>
          </table:table-cell>
          <table:table-cell table:style-name="ce50" office:value-type="float" office:value="114602.98298697" calcext:value-type="float">
            <text:p><text:s/>114,6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12" calcext:value-type="float">
            <text:p><text:s/>112 <text:s/></text:p>
          </table:table-cell>
          <table:table-cell table:style-name="ce50" office:value-type="float" office:value="912" calcext:value-type="float">
            <text:p><text:s/>9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8071" calcext:value-type="float">
            <text:p><text:s/>78,071 <text:s/></text:p>
          </table:table-cell>
          <table:table-cell table:style-name="ce50" office:value-type="float" office:value="883128.64135761" calcext:value-type="float">
            <text:p><text:s/>883,1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070" calcext:value-type="float">
            <text:p><text:s/>77,070 <text:s/></text:p>
          </table:table-cell>
          <table:table-cell table:style-name="ce50" office:value-type="float" office:value="730797.69714418" calcext:value-type="float">
            <text:p><text:s/>730,7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742" calcext:value-type="float">
            <text:p>( 2,742 <text:s/>)</text:p>
          </table:table-cell>
          <table:table-cell table:style-name="ce53" office:value-type="float" office:value="667354.80639458" calcext:value-type="float">
            <text:p>( 667,35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4328" calcext:value-type="float">
            <text:p>( 74,328 <text:s/>)</text:p>
          </table:table-cell>
          <table:table-cell table:style-name="ce53" office:value-type="float" office:value="63053.8907496" calcext:value-type="float">
            <text:p>( 63,05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89" calcext:value-type="float">
            <text:p>( 38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747.69655507" calcext:value-type="float">
            <text:p><text:s/>113,7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423.24765836" calcext:value-type="float">
            <text:p><text:s/>34,4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001" calcext:value-type="float">
            <text:p><text:s/>1,001 <text:s/></text:p>
          </table:table-cell>
          <table:table-cell table:style-name="ce54" office:value-type="float" office:value="4160" calcext:value-type="float">
            <text:p><text:s/>4,16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435" calcext:value-type="float">
            <text:p><text:s/>2,435 <text:s/></text:p>
          </table:table-cell>
          <table:table-cell table:style-name="ce50" office:value-type="float" office:value="119775" calcext:value-type="float">
            <text:p><text:s/>119,7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1" calcext:value-type="float">
            <text:p><text:s/>31 <text:s/></text:p>
          </table:table-cell>
          <table:table-cell table:style-name="ce50" office:value-type="float" office:value="59990" calcext:value-type="float">
            <text:p><text:s/>59,9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68" calcext:value-type="float">
            <text:p><text:s/>68 <text:s/></text:p>
          </table:table-cell>
          <table:table-cell table:style-name="ce54" office:value-type="float" office:value="76963" calcext:value-type="float">
            <text:p><text:s/>76,96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310" calcext:value-type="float">
            <text:p><text:s/>17,310 <text:s/></text:p>
          </table:table-cell>
          <table:table-cell table:style-name="ce50" office:value-type="float" office:value="239804" calcext:value-type="float">
            <text:p><text:s/>239,8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547" calcext:value-type="float">
            <text:p><text:s/>15,547 <text:s/></text:p>
          </table:table-cell>
          <table:table-cell table:style-name="ce50" office:value-type="float" office:value="30342" calcext:value-type="float">
            <text:p><text:s/>30,3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63" calcext:value-type="float">
            <text:p><text:s/>1,763 <text:s/></text:p>
          </table:table-cell>
          <table:table-cell table:style-name="ce50" office:value-type="float" office:value="209462" calcext:value-type="float">
            <text:p><text:s/>209,4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12" calcext:value-type="float">
            <text:p>( 11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1132" calcext:value-type="float">
            <text:p>( 1,13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471" calcext:value-type="float">
            <text:p><text:s/>7,471 <text:s/></text:p>
          </table:table-cell>
          <table:table-cell table:style-name="ce50" office:value-type="float" office:value="349622.98" calcext:value-type="float">
            <text:p><text:s/>349,6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776" calcext:value-type="float">
            <text:p><text:s/>13,77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291" calcext:value-type="float">
            <text:p><text:s/>7,291 <text:s/></text:p>
          </table:table-cell>
          <table:table-cell table:style-name="ce50" office:value-type="float" office:value="294165.98" calcext:value-type="float">
            <text:p><text:s/>294,1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776" calcext:value-type="float">
            <text:p><text:s/>13,77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0" calcext:value-type="float">
            <text:p><text:s/>180 <text:s/></text:p>
          </table:table-cell>
          <table:table-cell table:style-name="ce50" office:value-type="float" office:value="55457" calcext:value-type="float">
            <text:p><text:s/>55,4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08" calcext:value-type="float">
            <text:p>( 2,10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31" calcext:value-type="float">
            <text:p><text:s/>531 <text:s/></text:p>
          </table:table-cell>
          <table:table-cell table:style-name="ce50" office:value-type="float" office:value="70500" calcext:value-type="float">
            <text:p><text:s/>70,5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78" calcext:value-type="float">
            <text:p><text:s/>278 <text:s/></text:p>
          </table:table-cell>
          <table:table-cell table:style-name="ce54" office:value-type="float" office:value="6818" calcext:value-type="float">
            <text:p><text:s/>6,81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464.99789595" calcext:value-type="float">
            <text:p><text:s/>4,465 <text:s/></text:p>
          </table:table-cell>
          <table:table-cell table:style-name="ce50" office:value-type="float" office:value="58224.82133778" calcext:value-type="float">
            <text:p><text:s/>58,2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704" calcext:value-type="float">
            <text:p><text:s/>5,704 <text:s/></text:p>
          </table:table-cell>
          <table:table-cell table:style-name="ce50" office:value-type="float" office:value="20764" calcext:value-type="float">
            <text:p><text:s/>20,7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78" calcext:value-type="float">
            <text:p><text:s/>178 <text:s/></text:p>
          </table:table-cell>
          <table:table-cell table:style-name="ce50" office:value-type="float" office:value="9738" calcext:value-type="float">
            <text:p><text:s/>9,7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48.20000001" calcext:value-type="float">
            <text:p><text:s/>448 <text:s/></text:p>
          </table:table-cell>
          <table:table-cell table:style-name="ce50" office:value-type="float" office:value="66.4" calcext:value-type="float">
            <text:p><text:s/>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3165" calcext:value-type="float">
            <text:p><text:s/>13,165 <text:s/></text:p>
          </table:table-cell>
          <table:table-cell table:style-name="ce50" office:value-type="float" office:value="81480" calcext:value-type="float">
            <text:p><text:s/>81,4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6072.1401" calcext:value-type="float">
            <text:p><text:s/>36,07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523577.88" calcext:value-type="float">
            <text:p><text:s/>4,523,578 <text:s/></text:p>
          </table:table-cell>
          <table:table-cell table:style-name="ce50" office:value-type="float" office:value="63830" calcext:value-type="float">
            <text:p><text:s/>63,8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380828.88" calcext:value-type="float">
            <text:p><text:s/>4,380,82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2150" calcext:value-type="float">
            <text:p><text:s/>32,15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10599" calcext:value-type="float">
            <text:p><text:s/>110,599 <text:s/></text:p>
          </table:table-cell>
          <table:table-cell table:style-name="ce50" office:value-type="float" office:value="63830" calcext:value-type="float">
            <text:p><text:s/>63,8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45177.12" calcext:value-type="float">
            <text:p><text:s/>445,177 <text:s/></text:p>
          </table:table-cell>
          <table:table-cell table:style-name="ce50" office:value-type="float" office:value="29112" calcext:value-type="float">
            <text:p><text:s/>29,1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75824.12" calcext:value-type="float">
            <text:p><text:s/>75,824 <text:s/></text:p>
          </table:table-cell>
          <table:table-cell table:style-name="ce50" office:value-type="float" office:value="2784" calcext:value-type="float">
            <text:p><text:s/>2,7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69353" calcext:value-type="float">
            <text:p><text:s/>369,353 <text:s/></text:p>
          </table:table-cell>
          <table:table-cell table:style-name="ce51" office:value-type="float" office:value="26328" calcext:value-type="float">
            <text:p><text:s/>26,32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89723" calcext:value-type="float">
            <text:p><text:s/>389,723 <text:s/></text:p>
          </table:table-cell>
          <table:table-cell table:style-name="ce50" office:value-type="float" office:value="381856" calcext:value-type="float">
            <text:p><text:s/>381,8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5702" calcext:value-type="float">
            <text:p><text:s/>105,702 <text:s/></text:p>
          </table:table-cell>
          <table:table-cell table:style-name="ce50" office:value-type="float" office:value="294735" calcext:value-type="float">
            <text:p><text:s/>294,7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540" calcext:value-type="float">
            <text:p><text:s/>540 <text:s/></text:p>
          </table:table-cell>
          <table:table-cell table:style-name="ce50" office:value-type="float" office:value="8843" calcext:value-type="float">
            <text:p><text:s/>8,8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4327" calcext:value-type="float">
            <text:p><text:s/>14,327 <text:s/></text:p>
          </table:table-cell>
          <table:table-cell table:style-name="ce50" office:value-type="float" office:value="172" calcext:value-type="float">
            <text:p><text:s/>1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126" calcext:value-type="float">
            <text:p><text:s/>2,12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31" calcext:value-type="float">
            <text:p><text:s/>431 <text:s/></text:p>
          </table:table-cell>
          <table:table-cell table:style-name="ce50" office:value-type="float" office:value="2261" calcext:value-type="float">
            <text:p><text:s/>2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98845" calcext:value-type="float">
            <text:p><text:s/>198,845 <text:s/></text:p>
          </table:table-cell>
          <table:table-cell table:style-name="ce50" office:value-type="float" office:value="4911" calcext:value-type="float">
            <text:p><text:s/>4,9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7752" calcext:value-type="float">
            <text:p><text:s/>67,752 <text:s/></text:p>
          </table:table-cell>
          <table:table-cell table:style-name="ce51" office:value-type="float" office:value="70934" calcext:value-type="float">
            <text:p><text:s/>70,93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63" calcext:value-type="float">
            <text:p><text:s/>5,363 <text:s/></text:p>
          </table:table-cell>
          <table:table-cell table:style-name="ce50" office:value-type="float" office:value="410491" calcext:value-type="float">
            <text:p><text:s/>410,491 <text:s/></text:p>
          </table:table-cell>
          <table:table-cell table:style-name="ce50" office:value-type="float" office:value="412651" calcext:value-type="float">
            <text:p><text:s/>412,651 <text:s/></text:p>
          </table:table-cell>
          <table:table-cell table:style-name="ce50" office:value-type="float" office:value="1183191.8283072" calcext:value-type="float">
            <text:p><text:s/>1,183,192 <text:s/></text:p>
          </table:table-cell>
          <table:table-cell table:style-name="ce50" office:value-type="float" office:value="37137" calcext:value-type="float">
            <text:p><text:s/>37,137 <text:s/></text:p>
          </table:table-cell>
          <table:table-cell table:style-name="ce50" office:value-type="float" office:value="129744" calcext:value-type="float">
            <text:p><text:s/>129,744 <text:s/></text:p>
          </table:table-cell>
          <table:table-cell table:style-name="ce50" office:value-type="float" office:value="1496201.84" calcext:value-type="float">
            <text:p><text:s/>1,496,20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63" calcext:value-type="float">
            <text:p><text:s/>5,363 <text:s/></text:p>
          </table:table-cell>
          <table:table-cell table:style-name="ce50" office:value-type="float" office:value="410491" calcext:value-type="float">
            <text:p><text:s/>410,491 <text:s/></text:p>
          </table:table-cell>
          <table:table-cell table:style-name="ce50" office:value-type="float" office:value="412651" calcext:value-type="float">
            <text:p><text:s/>412,651 <text:s/></text:p>
          </table:table-cell>
          <table:table-cell table:style-name="ce50" office:value-type="float" office:value="1183191.8283072" calcext:value-type="float">
            <text:p><text:s/>1,183,192 <text:s/></text:p>
          </table:table-cell>
          <table:table-cell table:style-name="ce50" office:value-type="float" office:value="37137" calcext:value-type="float">
            <text:p><text:s/>37,137 <text:s/></text:p>
          </table:table-cell>
          <table:table-cell table:style-name="ce50" office:value-type="float" office:value="129744" calcext:value-type="float">
            <text:p><text:s/>129,744 <text:s/></text:p>
          </table:table-cell>
          <table:table-cell table:style-name="ce50" office:value-type="float" office:value="1496201.84" calcext:value-type="float">
            <text:p><text:s/>1,496,20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94583.41975246" calcext:value-type="float">
            <text:p><text:s/>194,583 <text:s/></text:p>
          </table:table-cell>
          <table:table-cell table:style-name="ce57" office:value-type="float" office:value="6134098.23589754" calcext:value-type="float">
            <text:p><text:s/>6,134,09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205655.063099" calcext:value-type="float">
            <text:p><text:s/>1,205,655 <text:s/></text:p>
          </table:table-cell>
          <table:table-cell table:style-name="ce57" office:value-type="float" office:value="19213.06032" calcext:value-type="float">
            <text:p><text:s/>19,213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82635.29127846" calcext:value-type="float">
            <text:p><text:s/>182,635 <text:s/></text:p>
          </table:table-cell>
          <table:table-cell table:style-name="ce57" office:value-type="float" office:value="5477207.58072154" calcext:value-type="float">
            <text:p><text:s/>5,477,20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534.131187" calcext:value-type="float">
            <text:p><text:s/>7,53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1948.128474" calcext:value-type="float">
            <text:p><text:s/>11,948 <text:s/></text:p>
          </table:table-cell>
          <table:table-cell table:style-name="ce57" office:value-type="float" office:value="649356.523989" calcext:value-type="float">
            <text:p><text:s/>649,35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205655.063099" calcext:value-type="float">
            <text:p><text:s/>1,205,655 <text:s/></text:p>
          </table:table-cell>
          <table:table-cell table:style-name="ce57" office:value-type="float" office:value="19213.06032" calcext:value-type="float">
            <text:p><text:s/>19,213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69.86045" calcext:value-type="float">
            <text:p><text:s/>270 <text:s/></text:p>
          </table:table-cell>
          <table:table-cell table:style-name="ce57" office:value-type="float" office:value="35767.692427" calcext:value-type="float">
            <text:p><text:s/>35,76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432830.967131" calcext:value-type="float">
            <text:p><text:s/>1,432,831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69.86045" calcext:value-type="float">
            <text:p><text:s/>270 <text:s/></text:p>
          </table:table-cell>
          <table:table-cell table:style-name="ce51" office:value-type="float" office:value="35767.692427" calcext:value-type="float">
            <text:p><text:s/>35,76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32830.967131" calcext:value-type="float">
            <text:p><text:s/>1,432,831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97676.094276094" calcext:value-type="float">
            <text:p><text:s/>297,676 <text:s/></text:p>
          </table:table-cell>
          <table:table-cell table:style-name="ce49" office:value-type="float" office:value="442049" calcext:value-type="float">
            <text:p><text:s/>442,049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58814.00161322" calcext:value-type="float">
            <text:p><text:s/>1,758,814 <text:s/></text:p>
          </table:table-cell>
          <table:table-cell table:style-name="ce49" office:value-type="float" office:value="293171.532168778" calcext:value-type="float">
            <text:p><text:s/>293,172 <text:s/></text:p>
          </table:table-cell>
          <table:table-cell table:style-name="ce49" office:value-type="float" office:value="208130.112777778" calcext:value-type="float">
            <text:p><text:s/>208,130 <text:s/></text:p>
          </table:table-cell>
          <table:table-cell table:style-name="ce49" office:value-type="float" office:value="77355.5517" calcext:value-type="float">
            <text:p><text:s/>77,356 <text:s/></text:p>
          </table:table-cell>
          <table:table-cell table:style-name="ce49" office:value-type="float" office:value="7685.867691" calcext:value-type="float">
            <text:p><text:s/>7,686 <text:s/></text:p>
          </table:table-cell>
          <table:table-cell table:style-name="ce49" office:value-type="float" office:value="1465642.46944444" calcext:value-type="float">
            <text:p><text:s/>1,465,64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2647210.6932488" calcext:value-type="float">
            <text:p><text:s/>12,647,2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694318.1150884" calcext:value-type="float">
            <text:p><text:s/>16,694,318 <text:s/></text:p>
          </table:table-cell>
          <table:table-cell table:number-columns-repeated="2" table:style-name="ce50" office:value-type="float" office:value="137.905333333333" calcext:value-type="float">
            <text:p><text:s/>1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.905333333333" calcext:value-type="float">
            <text:p><text:s/>13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09846.300996981" calcext:value-type="float">
            <text:p><text:s/>109,846 <text:s/></text:p>
          </table:table-cell>
          <table:table-cell table:style-name="ce50" office:value-type="float" office:value="169415.008" calcext:value-type="float">
            <text:p><text:s/>169,415 <text:s/></text:p>
          </table:table-cell>
          <table:table-cell table:style-name="ce50" office:value-type="float" office:value="-5594.00090620751" calcext:value-type="float">
            <text:p><text:s/>-5,594 <text:s/></text:p>
          </table:table-cell>
          <table:table-cell table:number-columns-repeated="2" table:style-name="ce50" office:value-type="float" office:value="-6615.75636666667" calcext:value-type="float">
            <text:p><text:s/>-6,6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6615.75636666667" calcext:value-type="float">
            <text:p><text:s/>-6,61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2835040.4865279" calcext:value-type="float">
            <text:p><text:s/>12,835,040 <text:s/></text:p>
          </table:table-cell>
          <table:table-cell table:style-name="ce51" office:value-type="float" office:value="272633.992" calcext:value-type="float">
            <text:p><text:s/>272,634 <text:s/></text:p>
          </table:table-cell>
          <table:table-cell table:style-name="ce51" office:value-type="float" office:value="16699912.1159946" calcext:value-type="float">
            <text:p><text:s/>16,699,912 <text:s/></text:p>
          </table:table-cell>
          <table:table-cell table:style-name="ce51" office:value-type="float" office:value="1765567.66331322" calcext:value-type="float">
            <text:p><text:s/>1,765,568 <text:s/></text:p>
          </table:table-cell>
          <table:table-cell table:style-name="ce51" office:value-type="float" office:value="299925.193868778" calcext:value-type="float">
            <text:p><text:s/>299,925 <text:s/></text:p>
          </table:table-cell>
          <table:table-cell table:style-name="ce51" office:value-type="float" office:value="208130.112777778" calcext:value-type="float">
            <text:p><text:s/>208,130 <text:s/></text:p>
          </table:table-cell>
          <table:table-cell table:style-name="ce51" office:value-type="float" office:value="84109.2134" calcext:value-type="float">
            <text:p><text:s/>84,109 <text:s/></text:p>
          </table:table-cell>
          <table:table-cell table:style-name="ce51" office:value-type="float" office:value="7685.867691" calcext:value-type="float">
            <text:p><text:s/>7,686 <text:s/></text:p>
          </table:table-cell>
          <table:table-cell table:style-name="ce51" office:value-type="float" office:value="1465642.46944444" calcext:value-type="float">
            <text:p><text:s/>1,465,6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3506086.451511" calcext:value-type="float">
            <text:p><text:s/>13,506,0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828034.1159946" calcext:value-type="float">
            <text:p><text:s/>17,828,034 <text:s/></text:p>
          </table:table-cell>
          <table:table-cell table:number-columns-repeated="2" table:style-name="ce50" office:value-type="float" office:value="79154.0011" calcext:value-type="float">
            <text:p><text:s/>79,1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154.0011" calcext:value-type="float">
            <text:p><text:s/>79,1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48023.008417508" calcext:value-type="float">
            <text:p><text:s/>448,023 <text:s/></text:p>
          </table:table-cell>
          <table:table-cell table:style-name="ce51" office:value-type="float" office:value="1563.434" calcext:value-type="float">
            <text:p><text:s/>1,563 <text:s/></text:p>
          </table:table-cell>
          <table:table-cell table:style-name="ce51" office:value-type="float" office:value="590000.652" calcext:value-type="float">
            <text:p><text:s/>590,001 <text:s/></text:p>
          </table:table-cell>
          <table:table-cell table:style-name="ce51" office:value-type="float" office:value="4905.59536666664" calcext:value-type="float">
            <text:p><text:s/>4,906 <text:s/></text:p>
          </table:table-cell>
          <table:table-cell table:style-name="ce51" office:value-type="float" office:value="4905.59536666667" calcext:value-type="float">
            <text:p><text:s/>4,906 <text:s/></text:p>
          </table:table-cell>
          <table:table-cell table:style-name="ce51" office:value-type="float" office:value="0.0000000000025" calcext:value-type="float">
            <text:p><text:s/>0 <text:s/></text:p>
          </table:table-cell>
          <table:table-cell table:style-name="ce51" office:value-type="float" office:value="4905.59536666667" calcext:value-type="float">
            <text:p><text:s/>4,90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0.000000000028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9853983.23083655" calcext:value-type="float">
            <text:p><text:s/>9,853,983 <text:s/></text:p>
          </table:table-cell>
          <table:table-cell table:style-name="ce50" office:value-type="float" office:value="1897.32711238" calcext:value-type="float">
            <text:p><text:s/>1,897 <text:s/></text:p>
          </table:table-cell>
          <table:table-cell table:style-name="ce50" office:value-type="float" office:value="13005571.3517155" calcext:value-type="float">
            <text:p><text:s/>13,005,571 <text:s/></text:p>
          </table:table-cell>
          <table:table-cell table:style-name="ce50" office:value-type="float" office:value="1215381.1427281" calcext:value-type="float">
            <text:p><text:s/>1,215,381 <text:s/></text:p>
          </table:table-cell>
          <table:table-cell table:style-name="ce50" office:value-type="float" office:value="54230.018025168" calcext:value-type="float">
            <text:p><text:s/>54,230 <text:s/></text:p>
          </table:table-cell>
          <table:table-cell table:style-name="ce50" office:value-type="float" office:value="48201.577409334" calcext:value-type="float">
            <text:p><text:s/>48,2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28.44061583394" calcext:value-type="float">
            <text:p><text:s/>6,028 <text:s/></text:p>
          </table:table-cell>
          <table:table-cell table:style-name="ce50" office:value-type="float" office:value="1161151.12470293" calcext:value-type="float">
            <text:p><text:s/>1,161,15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30926.5151515152" calcext:value-type="float">
            <text:p><text:s/>30,9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823" calcext:value-type="float">
            <text:p><text:s/>40,8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9715462.87878788" calcext:value-type="float">
            <text:p><text:s/>9,715,4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24411" calcext:value-type="float">
            <text:p><text:s/>12,824,4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24.6477777778" calcext:value-type="float">
            <text:p><text:s/>16,3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324.6477777778" calcext:value-type="float">
            <text:p><text:s/>16,32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07593.836897153" calcext:value-type="float">
            <text:p><text:s/>107,594 <text:s/></text:p>
          </table:table-cell>
          <table:table-cell table:style-name="ce51" office:value-type="float" office:value="1897.32711238" calcext:value-type="float">
            <text:p><text:s/>1,897 <text:s/></text:p>
          </table:table-cell>
          <table:table-cell table:style-name="ce51" office:value-type="float" office:value="140337.35171546" calcext:value-type="float">
            <text:p><text:s/>140,337 <text:s/></text:p>
          </table:table-cell>
          <table:table-cell table:style-name="ce51" office:value-type="float" office:value="1199056.49495032" calcext:value-type="float">
            <text:p><text:s/>1,199,056 <text:s/></text:p>
          </table:table-cell>
          <table:table-cell table:style-name="ce51" office:value-type="float" office:value="54230.018025168" calcext:value-type="float">
            <text:p><text:s/>54,230 <text:s/></text:p>
          </table:table-cell>
          <table:table-cell table:style-name="ce51" office:value-type="float" office:value="48201.577409334" calcext:value-type="float">
            <text:p><text:s/>48,20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028.44061583394" calcext:value-type="float">
            <text:p><text:s/>6,028 <text:s/></text:p>
          </table:table-cell>
          <table:table-cell table:style-name="ce51" office:value-type="float" office:value="1144826.47692515" calcext:value-type="float">
            <text:p><text:s/>1,144,8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780676.5151515" calcext:value-type="float">
            <text:p><text:s/>13,780,677 <text:s/></text:p>
          </table:table-cell>
          <table:table-cell table:style-name="ce50" office:value-type="float" office:value="1269137.25" calcext:value-type="float">
            <text:p><text:s/>1,269,137 <text:s/></text:p>
          </table:table-cell>
          <table:table-cell table:style-name="ce50" office:value-type="float" office:value="17062371" calcext:value-type="float">
            <text:p><text:s/>17,062,3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3780676.5151515" calcext:value-type="float">
            <text:p><text:s/>13,780,677 <text:s/></text:p>
          </table:table-cell>
          <table:table-cell table:style-name="ce51" office:value-type="float" office:value="1269137.25" calcext:value-type="float">
            <text:p><text:s/>1,269,137 <text:s/></text:p>
          </table:table-cell>
          <table:table-cell table:style-name="ce51" office:value-type="float" office:value="17062371" calcext:value-type="float">
            <text:p><text:s/>17,062,37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66377.142520668" calcext:value-type="float">
            <text:p><text:s/>566,377 <text:s/></text:p>
          </table:table-cell>
          <table:table-cell table:style-name="ce50" office:value-type="float" office:value="2318.624" calcext:value-type="float">
            <text:p><text:s/>2,319 <text:s/></text:p>
          </table:table-cell>
          <table:table-cell table:style-name="ce50" office:value-type="float" office:value="745556.82901617" calcext:value-type="float">
            <text:p><text:s/>745,557 <text:s/></text:p>
          </table:table-cell>
          <table:table-cell table:number-columns-repeated="2" table:style-name="ce50" office:value-type="float" office:value="49.6169333333333" calcext:value-type="float">
            <text:p><text:s/>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.6169333333333" calcext:value-type="float">
            <text:p><text:s/>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57059.718951644" calcext:value-type="float">
            <text:p><text:s/>557,060 <text:s/></text:p>
          </table:table-cell>
          <table:table-cell table:style-name="ce50" office:value-type="float" office:value="2151" calcext:value-type="float">
            <text:p><text:s/>2,151 <text:s/></text:p>
          </table:table-cell>
          <table:table-cell table:style-name="ce50" office:value-type="float" office:value="733406.82901617" calcext:value-type="float">
            <text:p><text:s/>733,407 <text:s/></text:p>
          </table:table-cell>
          <table:table-cell table:number-columns-repeated="2" table:style-name="ce50" office:value-type="float" office:value="49.6169333333333" calcext:value-type="float">
            <text:p><text:s/>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.6169333333333" calcext:value-type="float">
            <text:p><text:s/>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9317.42356902357" calcext:value-type="float">
            <text:p><text:s/>9,317 <text:s/></text:p>
          </table:table-cell>
          <table:table-cell table:style-name="ce50" office:value-type="float" office:value="167.624" calcext:value-type="float">
            <text:p><text:s/>168 <text:s/></text:p>
          </table:table-cell>
          <table:table-cell table:style-name="ce50" office:value-type="float" office:value="12150" calcext:value-type="float">
            <text:p><text:s/>12,1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241247.16839363" calcext:value-type="float">
            <text:p><text:s/>2,241,247 <text:s/></text:p>
          </table:table-cell>
          <table:table-cell table:style-name="ce52" office:value-type="float" office:value="1535991.85688762" calcext:value-type="float">
            <text:p><text:s/>1,535,992 <text:s/></text:p>
          </table:table-cell>
          <table:table-cell table:style-name="ce52" office:value-type="float" office:value="1593120.16726837" calcext:value-type="float">
            <text:p><text:s/>1,593,120 <text:s/></text:p>
          </table:table-cell>
          <table:table-cell table:style-name="ce52" office:value-type="float" office:value="466077.307185123" calcext:value-type="float">
            <text:p><text:s/>466,077 <text:s/></text:p>
          </table:table-cell>
          <table:table-cell table:style-name="ce52" office:value-type="float" office:value="161585.96244361" calcext:value-type="float">
            <text:p><text:s/>161,586 <text:s/></text:p>
          </table:table-cell>
          <table:table-cell table:style-name="ce52" office:value-type="float" office:value="159928.535368444" calcext:value-type="float">
            <text:p><text:s/>159,9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57.42707516606" calcext:value-type="float">
            <text:p><text:s/>1,657 <text:s/></text:p>
          </table:table-cell>
          <table:table-cell table:style-name="ce52" office:value-type="float" office:value="304491.344741513" calcext:value-type="float">
            <text:p><text:s/>304,49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241247.16839363" calcext:value-type="float">
            <text:p><text:s/>2,241,247 <text:s/></text:p>
          </table:table-cell>
          <table:table-cell table:style-name="ce52" office:value-type="float" office:value="1535991.85688762" calcext:value-type="float">
            <text:p><text:s/>1,535,992 <text:s/></text:p>
          </table:table-cell>
          <table:table-cell table:style-name="ce52" office:value-type="float" office:value="1593120.16726837" calcext:value-type="float">
            <text:p><text:s/>1,593,120 <text:s/></text:p>
          </table:table-cell>
          <table:table-cell table:style-name="ce52" office:value-type="float" office:value="466077.307185123" calcext:value-type="float">
            <text:p><text:s/>466,077 <text:s/></text:p>
          </table:table-cell>
          <table:table-cell table:style-name="ce52" office:value-type="float" office:value="161585.96244361" calcext:value-type="float">
            <text:p><text:s/>161,586 <text:s/></text:p>
          </table:table-cell>
          <table:table-cell table:style-name="ce52" office:value-type="float" office:value="159928.535368444" calcext:value-type="float">
            <text:p><text:s/>159,9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57.42707516606" calcext:value-type="float">
            <text:p><text:s/>1,657 <text:s/></text:p>
          </table:table-cell>
          <table:table-cell table:style-name="ce52" office:value-type="float" office:value="304491.344741513" calcext:value-type="float">
            <text:p><text:s/>304,4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64282.34364615" calcext:value-type="float">
            <text:p><text:s/>1,364,282 <text:s/></text:p>
          </table:table-cell>
          <table:table-cell table:style-name="ce50" office:value-type="float" office:value="405224.83388762" calcext:value-type="float">
            <text:p><text:s/>405,225 <text:s/></text:p>
          </table:table-cell>
          <table:table-cell table:style-name="ce50" office:value-type="float" office:value="1440652.84126837" calcext:value-type="float">
            <text:p><text:s/>1,440,653 <text:s/></text:p>
          </table:table-cell>
          <table:table-cell table:style-name="ce50" office:value-type="float" office:value="466077.307185123" calcext:value-type="float">
            <text:p><text:s/>466,077 <text:s/></text:p>
          </table:table-cell>
          <table:table-cell table:style-name="ce50" office:value-type="float" office:value="161585.96244361" calcext:value-type="float">
            <text:p><text:s/>161,586 <text:s/></text:p>
          </table:table-cell>
          <table:table-cell table:style-name="ce50" office:value-type="float" office:value="159928.535368444" calcext:value-type="float">
            <text:p><text:s/>159,9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7.42707516606" calcext:value-type="float">
            <text:p><text:s/>1,657 <text:s/></text:p>
          </table:table-cell>
          <table:table-cell table:style-name="ce50" office:value-type="float" office:value="304491.344741513" calcext:value-type="float">
            <text:p><text:s/>304,4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8.956228956229" calcext:value-type="float">
            <text:p><text:s/>29 <text:s/></text:p>
          </table:table-cell>
          <table:table-cell table:style-name="ce50" office:value-type="float" office:value="43" calcext:value-type="float">
            <text:p><text:s/>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1027.3606145589" calcext:value-type="float">
            <text:p><text:s/>31,027 <text:s/></text:p>
          </table:table-cell>
          <table:table-cell table:style-name="ce50" office:value-type="float" office:value="17044.39688762" calcext:value-type="float">
            <text:p><text:s/>17,044 <text:s/></text:p>
          </table:table-cell>
          <table:table-cell table:style-name="ce50" office:value-type="float" office:value="25805.541" calcext:value-type="float">
            <text:p><text:s/>25,806 <text:s/></text:p>
          </table:table-cell>
          <table:table-cell table:number-columns-repeated="3" table:style-name="ce50" office:value-type="float" office:value="19525.5782072403" calcext:value-type="float">
            <text:p><text:s/>19,5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2521.2308922559" calcext:value-type="float">
            <text:p><text:s/>42,521 <text:s/></text:p>
          </table:table-cell>
          <table:table-cell table:style-name="ce50" office:value-type="float" office:value="4608.974" calcext:value-type="float">
            <text:p><text:s/>4,609 <text:s/></text:p>
          </table:table-cell>
          <table:table-cell table:style-name="ce50" office:value-type="float" office:value="52031.159" calcext:value-type="float">
            <text:p><text:s/>52,0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386.08611111111" calcext:value-type="float">
            <text:p><text:s/>1,386 <text:s/></text:p>
          </table:table-cell>
          <table:table-cell table:style-name="ce50" office:value-type="float" office:value="2058.123" calcext:value-type="float">
            <text:p><text:s/>2,058 <text:s/></text:p>
          </table:table-cell>
          <table:table-cell table:style-name="ce50" office:value-type="float" office:value="0.191" calcext:value-type="float">
            <text:p><text:s/>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566.864141414141" calcext:value-type="float">
            <text:p><text:s/>567 <text:s/></text:p>
          </table:table-cell>
          <table:table-cell table:style-name="ce50" office:value-type="float" office:value="367.851" calcext:value-type="float">
            <text:p><text:s/>368 <text:s/></text:p>
          </table:table-cell>
          <table:table-cell table:style-name="ce50" office:value-type="float" office:value="421.282" calcext:value-type="float">
            <text:p><text:s/>4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9914.2491582492" calcext:value-type="float">
            <text:p><text:s/>19,914 <text:s/></text:p>
          </table:table-cell>
          <table:table-cell table:style-name="ce50" office:value-type="float" office:value="8913.997" calcext:value-type="float">
            <text:p><text:s/>8,914 <text:s/></text:p>
          </table:table-cell>
          <table:table-cell table:style-name="ce50" office:value-type="float" office:value="18363.256" calcext:value-type="float">
            <text:p><text:s/>18,363 <text:s/></text:p>
          </table:table-cell>
          <table:table-cell table:style-name="ce50" office:value-type="float" office:value="162266.079680366" calcext:value-type="float">
            <text:p><text:s/>162,266 <text:s/></text:p>
          </table:table-cell>
          <table:table-cell table:number-columns-repeated="2" table:style-name="ce50" office:value-type="float" office:value="140402.957161204" calcext:value-type="float">
            <text:p><text:s/>140,40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863.1225191623" calcext:value-type="float">
            <text:p><text:s/>21,8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450.72836700337" calcext:value-type="float">
            <text:p><text:s/>3,451 <text:s/></text:p>
          </table:table-cell>
          <table:table-cell table:style-name="ce50" office:value-type="float" office:value="1269.617" calcext:value-type="float">
            <text:p><text:s/>1,270 <text:s/></text:p>
          </table:table-cell>
          <table:table-cell table:style-name="ce50" office:value-type="float" office:value="3426.413" calcext:value-type="float">
            <text:p><text:s/>3,4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05714.405543181" calcext:value-type="float">
            <text:p><text:s/>305,714 <text:s/></text:p>
          </table:table-cell>
          <table:table-cell table:style-name="ce50" office:value-type="float" office:value="15221.836" calcext:value-type="float">
            <text:p><text:s/>15,222 <text:s/></text:p>
          </table:table-cell>
          <table:table-cell table:style-name="ce50" office:value-type="float" office:value="390012.49442811" calcext:value-type="float">
            <text:p><text:s/>390,012 <text:s/></text:p>
          </table:table-cell>
          <table:table-cell table:number-columns-repeated="2" table:style-name="ce50" office:value-type="float" office:value="156.27880716606" calcext:value-type="float">
            <text:p><text:s/>15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6.27880716606" calcext:value-type="float">
            <text:p><text:s/>1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52087.755182576" calcext:value-type="float">
            <text:p><text:s/>252,088 <text:s/></text:p>
          </table:table-cell>
          <table:table-cell table:style-name="ce50" office:value-type="float" office:value="11354.598" calcext:value-type="float">
            <text:p><text:s/>11,355 <text:s/></text:p>
          </table:table-cell>
          <table:table-cell table:style-name="ce50" office:value-type="float" office:value="322662.860841" calcext:value-type="float">
            <text:p><text:s/>322,663 <text:s/></text:p>
          </table:table-cell>
          <table:table-cell table:number-columns-repeated="2" table:style-name="ce50" office:value-type="float" office:value="156.27880716606" calcext:value-type="float">
            <text:p><text:s/>15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6.27880716606" calcext:value-type="float">
            <text:p><text:s/>1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75518.0744107744" calcext:value-type="float">
            <text:p>( 75,518 <text:s/>)</text:p>
          </table:table-cell>
          <table:table-cell table:style-name="ce53" office:value-type="float" office:value="8085.598" calcext:value-type="float">
            <text:p>( 8,086 <text:s/>)</text:p>
          </table:table-cell>
          <table:table-cell table:style-name="ce53" office:value-type="float" office:value="92496.66" calcext:value-type="float">
            <text:p>( 92,49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76360.926563047" calcext:value-type="float">
            <text:p>( 176,361 <text:s/>)</text:p>
          </table:table-cell>
          <table:table-cell table:style-name="ce53" office:value-type="float" office:value="2959" calcext:value-type="float">
            <text:p>( 2,959 <text:s/>)</text:p>
          </table:table-cell>
          <table:table-cell table:style-name="ce53" office:value-type="float" office:value="230166.200841" calcext:value-type="float">
            <text:p>( 230,166 <text:s/>)</text:p>
          </table:table-cell>
          <table:table-cell table:number-columns-repeated="2" table:style-name="ce53" office:value-type="float" office:value="156.27880716606" calcext:value-type="float">
            <text:p>( 15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56.27880716606" calcext:value-type="float">
            <text:p>( 156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08.754208754209" calcext:value-type="float">
            <text:p>( 209 <text:s/>)</text:p>
          </table:table-cell>
          <table:table-cell table:style-name="ce53" office:value-type="float" office:value="310" calcext:value-type="float">
            <text:p>( 31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868.99850875337" calcext:value-type="float">
            <text:p><text:s/>2,869 <text:s/></text:p>
          </table:table-cell>
          <table:table-cell table:style-name="ce50" office:value-type="float" office:value="3155" calcext:value-type="float">
            <text:p><text:s/>3,155 <text:s/></text:p>
          </table:table-cell>
          <table:table-cell table:style-name="ce50" office:value-type="float" office:value="982.63358711" calcext:value-type="float">
            <text:p><text:s/>9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0757.6518518519" calcext:value-type="float">
            <text:p><text:s/>50,758 <text:s/></text:p>
          </table:table-cell>
          <table:table-cell table:style-name="ce50" office:value-type="float" office:value="712.238" calcext:value-type="float">
            <text:p><text:s/>712 <text:s/></text:p>
          </table:table-cell>
          <table:table-cell table:style-name="ce50" office:value-type="float" office:value="66367" calcext:value-type="float">
            <text:p><text:s/>66,3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6777.1105218855" calcext:value-type="float">
            <text:p><text:s/>26,777 <text:s/></text:p>
          </table:table-cell>
          <table:table-cell table:style-name="ce50" office:value-type="float" office:value="6408.271" calcext:value-type="float">
            <text:p><text:s/>6,408 <text:s/></text:p>
          </table:table-cell>
          <table:table-cell table:style-name="ce50" office:value-type="float" office:value="29649.545" calcext:value-type="float">
            <text:p><text:s/>29,6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1912.5808080808" calcext:value-type="float">
            <text:p><text:s/>21,913 <text:s/></text:p>
          </table:table-cell>
          <table:table-cell table:style-name="ce50" office:value-type="float" office:value="1686.792" calcext:value-type="float">
            <text:p><text:s/>1,687 <text:s/></text:p>
          </table:table-cell>
          <table:table-cell table:style-name="ce50" office:value-type="float" office:value="27425.236" calcext:value-type="float">
            <text:p><text:s/>27,4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4958.8183501683" calcext:value-type="float">
            <text:p><text:s/>14,959 <text:s/></text:p>
          </table:table-cell>
          <table:table-cell table:style-name="ce54" office:value-type="float" office:value="4678.567" calcext:value-type="float">
            <text:p><text:s/>4,679 <text:s/></text:p>
          </table:table-cell>
          <table:table-cell table:style-name="ce54" office:value-type="float" office:value="15586.914" calcext:value-type="float">
            <text:p><text:s/>15,58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3734.895791246" calcext:value-type="float">
            <text:p><text:s/>183,735 <text:s/></text:p>
          </table:table-cell>
          <table:table-cell table:style-name="ce50" office:value-type="float" office:value="183474.734" calcext:value-type="float">
            <text:p><text:s/>183,475 <text:s/></text:p>
          </table:table-cell>
          <table:table-cell table:style-name="ce50" office:value-type="float" office:value="79441.41" calcext:value-type="float">
            <text:p><text:s/>79,4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0709.1634680135" calcext:value-type="float">
            <text:p><text:s/>10,709 <text:s/></text:p>
          </table:table-cell>
          <table:table-cell table:style-name="ce50" office:value-type="float" office:value="1312.454" calcext:value-type="float">
            <text:p><text:s/>1,312 <text:s/></text:p>
          </table:table-cell>
          <table:table-cell table:style-name="ce50" office:value-type="float" office:value="12969.47" calcext:value-type="float">
            <text:p><text:s/>12,9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3025.732323232" calcext:value-type="float">
            <text:p><text:s/>173,026 <text:s/></text:p>
          </table:table-cell>
          <table:table-cell table:style-name="ce50" office:value-type="float" office:value="182162.28" calcext:value-type="float">
            <text:p><text:s/>182,162 <text:s/></text:p>
          </table:table-cell>
          <table:table-cell table:style-name="ce50" office:value-type="float" office:value="66471.94" calcext:value-type="float">
            <text:p><text:s/>66,4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9141.0656565657" calcext:value-type="float">
            <text:p>( 59,141 <text:s/>)</text:p>
          </table:table-cell>
          <table:table-cell table:style-name="ce53" office:value-type="float" office:value="82104.816" calcext:value-type="float">
            <text:p>( 82,105 <text:s/>)</text:p>
          </table:table-cell>
          <table:table-cell table:style-name="ce53" office:value-type="float" office:value="5084.148" calcext:value-type="float">
            <text:p>( 5,08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50115.0028619529" calcext:value-type="float">
            <text:p>( 50,115 <text:s/>)</text:p>
          </table:table-cell>
          <table:table-cell table:style-name="ce55" office:value-type="float" office:value="37136" calcext:value-type="float">
            <text:p>( 37,136 <text:s/>)</text:p>
          </table:table-cell>
          <table:table-cell table:style-name="ce55" office:value-type="float" office:value="33142.026" calcext:value-type="float">
            <text:p>( 33,142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28305.561074271" calcext:value-type="float">
            <text:p><text:s/>328,306 <text:s/></text:p>
          </table:table-cell>
          <table:table-cell table:style-name="ce50" office:value-type="float" office:value="23687.498" calcext:value-type="float">
            <text:p><text:s/>23,687 <text:s/></text:p>
          </table:table-cell>
          <table:table-cell table:style-name="ce50" office:value-type="float" office:value="412307.78684026" calcext:value-type="float">
            <text:p><text:s/>412,3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99736.889441274" calcext:value-type="float">
            <text:p><text:s/>299,737 <text:s/></text:p>
          </table:table-cell>
          <table:table-cell table:style-name="ce50" office:value-type="float" office:value="18058.498" calcext:value-type="float">
            <text:p><text:s/>18,058 <text:s/></text:p>
          </table:table-cell>
          <table:table-cell table:style-name="ce50" office:value-type="float" office:value="379600.69584026" calcext:value-type="float">
            <text:p><text:s/>379,6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8568.6716329966" calcext:value-type="float">
            <text:p><text:s/>28,569 <text:s/></text:p>
          </table:table-cell>
          <table:table-cell table:style-name="ce50" office:value-type="float" office:value="5629" calcext:value-type="float">
            <text:p><text:s/>5,629 <text:s/></text:p>
          </table:table-cell>
          <table:table-cell table:style-name="ce50" office:value-type="float" office:value="32707.091" calcext:value-type="float">
            <text:p><text:s/>32,7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8529.6466329966" calcext:value-type="float">
            <text:p>( 18,530 <text:s/>)</text:p>
          </table:table-cell>
          <table:table-cell table:style-name="ce53" office:value-type="float" office:value="1525" calcext:value-type="float">
            <text:p>( 1,525 <text:s/>)</text:p>
          </table:table-cell>
          <table:table-cell table:style-name="ce53" office:value-type="float" office:value="23103.578" calcext:value-type="float">
            <text:p>( 23,10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99488.8935185185" calcext:value-type="float">
            <text:p><text:s/>99,489 <text:s/></text:p>
          </table:table-cell>
          <table:table-cell table:style-name="ce50" office:value-type="float" office:value="17434.463" calcext:value-type="float">
            <text:p><text:s/>17,434 <text:s/></text:p>
          </table:table-cell>
          <table:table-cell table:style-name="ce50" office:value-type="float" office:value="115828.039" calcext:value-type="float">
            <text:p><text:s/>115,8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475.80698653199" calcext:value-type="float">
            <text:p><text:s/>4,476 <text:s/></text:p>
          </table:table-cell>
          <table:table-cell table:style-name="ce54" office:value-type="float" office:value="5736.364" calcext:value-type="float">
            <text:p><text:s/>5,736 <text:s/></text:p>
          </table:table-cell>
          <table:table-cell table:style-name="ce54" office:value-type="float" office:value="809.075" calcext:value-type="float">
            <text:p><text:s/>80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2161.17020202" calcext:value-type="float">
            <text:p><text:s/>152,161 <text:s/></text:p>
          </table:table-cell>
          <table:table-cell table:style-name="ce50" office:value-type="float" office:value="87741.372" calcext:value-type="float">
            <text:p><text:s/>87,741 <text:s/></text:p>
          </table:table-cell>
          <table:table-cell table:style-name="ce50" office:value-type="float" office:value="122860.414" calcext:value-type="float">
            <text:p><text:s/>122,8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47796.0643939394" calcext:value-type="float">
            <text:p>( 47,796 <text:s/>)</text:p>
          </table:table-cell>
          <table:table-cell table:style-name="ce53" office:value-type="float" office:value="9497.907" calcext:value-type="float">
            <text:p>( 9,498 <text:s/>)</text:p>
          </table:table-cell>
          <table:table-cell table:style-name="ce53" office:value-type="float" office:value="54648.221" calcext:value-type="float">
            <text:p>( 54,64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2884.2224747475" calcext:value-type="float">
            <text:p><text:s/>22,884 <text:s/></text:p>
          </table:table-cell>
          <table:table-cell table:style-name="ce50" office:value-type="float" office:value="17954.13" calcext:value-type="float">
            <text:p><text:s/>17,954 <text:s/></text:p>
          </table:table-cell>
          <table:table-cell table:style-name="ce50" office:value-type="float" office:value="14247.947" calcext:value-type="float">
            <text:p><text:s/>14,2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45416.8390572391" calcext:value-type="float">
            <text:p><text:s/>45,417 <text:s/></text:p>
          </table:table-cell>
          <table:table-cell table:style-name="ce50" office:value-type="float" office:value="4531" calcext:value-type="float">
            <text:p><text:s/>4,531 <text:s/></text:p>
          </table:table-cell>
          <table:table-cell table:style-name="ce50" office:value-type="float" office:value="55922.672" calcext:value-type="float">
            <text:p><text:s/>55,9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4129.370490351" calcext:value-type="float">
            <text:p><text:s/>284,129 <text:s/></text:p>
          </table:table-cell>
          <table:table-cell table:style-name="ce50" office:value-type="float" office:value="1501.148268" calcext:value-type="float">
            <text:p><text:s/>1,50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01.148268" calcext:value-type="float">
            <text:p><text:s/>1,501 <text:s/></text:p>
          </table:table-cell>
          <table:table-cell table:style-name="ce50" office:value-type="float" office:value="282628.222222351" calcext:value-type="float">
            <text:p><text:s/>282,6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59556.5638047138" calcext:value-type="float">
            <text:p><text:s/>59,557 <text:s/></text:p>
          </table:table-cell>
          <table:table-cell table:style-name="ce51" office:value-type="float" office:value="2363.848" calcext:value-type="float">
            <text:p><text:s/>2,364 <text:s/></text:p>
          </table:table-cell>
          <table:table-cell table:style-name="ce51" office:value-type="float" office:value="76513.466" calcext:value-type="float">
            <text:p><text:s/>76,51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79921.125084175" calcext:value-type="float">
            <text:p><text:s/>279,921 <text:s/></text:p>
          </table:table-cell>
          <table:table-cell table:style-name="ce50" office:value-type="float" office:value="304322.102" calcext:value-type="float">
            <text:p><text:s/>304,322 <text:s/></text:p>
          </table:table-cell>
          <table:table-cell table:style-name="ce50" office:value-type="float" office:value="98987.35" calcext:value-type="float">
            <text:p><text:s/>98,9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40399.920791246" calcext:value-type="float">
            <text:p><text:s/>240,400 <text:s/></text:p>
          </table:table-cell>
          <table:table-cell table:style-name="ce50" office:value-type="float" office:value="256512.236" calcext:value-type="float">
            <text:p><text:s/>256,512 <text:s/></text:p>
          </table:table-cell>
          <table:table-cell table:style-name="ce50" office:value-type="float" office:value="89317.019" calcext:value-type="float">
            <text:p><text:s/>89,3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93.518771043771" calcext:value-type="float">
            <text:p><text:s/>294 <text:s/></text:p>
          </table:table-cell>
          <table:table-cell table:style-name="ce50" office:value-type="float" office:value="419.15" calcext:value-type="float">
            <text:p><text:s/>419 <text:s/></text:p>
          </table:table-cell>
          <table:table-cell table:style-name="ce50" office:value-type="float" office:value="14.867" calcext:value-type="float">
            <text:p><text:s/>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2897.161026936" calcext:value-type="float">
            <text:p><text:s/>22,897 <text:s/></text:p>
          </table:table-cell>
          <table:table-cell table:style-name="ce50" office:value-type="float" office:value="25415.797" calcext:value-type="float">
            <text:p><text:s/>25,416 <text:s/></text:p>
          </table:table-cell>
          <table:table-cell table:style-name="ce50" office:value-type="float" office:value="7632.433" calcext:value-type="float">
            <text:p><text:s/>7,6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1688.7002525253" calcext:value-type="float">
            <text:p><text:s/>11,689 <text:s/></text:p>
          </table:table-cell>
          <table:table-cell table:style-name="ce50" office:value-type="float" office:value="15108.81" calcext:value-type="float">
            <text:p><text:s/>15,109 <text:s/></text:p>
          </table:table-cell>
          <table:table-cell table:style-name="ce50" office:value-type="float" office:value="1999.031" calcext:value-type="float">
            <text:p><text:s/>1,9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641.82424242424" calcext:value-type="float">
            <text:p><text:s/>4,642 <text:s/></text:p>
          </table:table-cell>
          <table:table-cell table:style-name="ce51" office:value-type="float" office:value="6866.109" calcext:value-type="float">
            <text:p><text:s/>6,866 <text:s/></text:p>
          </table:table-cell>
          <table:table-cell table:style-name="ce51" office:value-type="float" office:value="24" calcext:value-type="float">
            <text:p><text:s/>2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97043.6996633" calcext:value-type="float">
            <text:p><text:s/>597,044 <text:s/></text:p>
          </table:table-cell>
          <table:table-cell table:style-name="ce52" office:value-type="float" office:value="826444.921" calcext:value-type="float">
            <text:p><text:s/>826,445 <text:s/></text:p>
          </table:table-cell>
          <table:table-cell table:style-name="ce52" office:value-type="float" office:value="53479.976" calcext:value-type="float">
            <text:p><text:s/>53,48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6291942.998471" calcext:value-type="float">
            <text:p><text:s/>66,291,943 <text:s/></text:p>
          </table:table-cell>
          <table:table-cell table:style-name="ce57" office:value-type="float" office:value="16978" calcext:value-type="float">
            <text:p><text:s/>16,978 <text:s/></text:p>
          </table:table-cell>
          <table:table-cell table:style-name="ce57" office:value-type="float" office:value="66274964.998471" calcext:value-type="float">
            <text:p><text:s/>66,274,965 <text:s/></text:p>
          </table:table-cell>
          <table:table-cell table:style-name="ce57" office:value-type="float" office:value="3419200.3592" calcext:value-type="float">
            <text:p><text:s/>3,419,200 <text:s/></text:p>
          </table:table-cell>
          <table:table-cell table:style-name="ce57" office:value-type="float" office:value="241463.226573" calcext:value-type="float">
            <text:p><text:s/>241,463 <text:s/></text:p>
          </table:table-cell>
          <table:table-cell table:style-name="ce57" office:value-type="float" office:value="218578.64725" calcext:value-type="float">
            <text:p><text:s/>218,5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884.579323" calcext:value-type="float">
            <text:p><text:s/>22,885 <text:s/></text:p>
          </table:table-cell>
          <table:table-cell table:style-name="ce57" office:value-type="float" office:value="3177737.132627" calcext:value-type="float">
            <text:p><text:s/>3,177,73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5522266.063" calcext:value-type="float">
            <text:p><text:s/>65,522,26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5522266.063" calcext:value-type="float">
            <text:p><text:s/>65,522,26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5507.765599" calcext:value-type="float">
            <text:p><text:s/>35,50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35507.765599" calcext:value-type="float">
            <text:p><text:s/>35,50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69676.935471" calcext:value-type="float">
            <text:p><text:s/>769,677 <text:s/></text:p>
          </table:table-cell>
          <table:table-cell table:style-name="ce57" office:value-type="float" office:value="16978" calcext:value-type="float">
            <text:p><text:s/>16,978 <text:s/></text:p>
          </table:table-cell>
          <table:table-cell table:style-name="ce57" office:value-type="float" office:value="752698.935471" calcext:value-type="float">
            <text:p><text:s/>752,699 <text:s/></text:p>
          </table:table-cell>
          <table:table-cell table:style-name="ce57" office:value-type="float" office:value="3383692.593601" calcext:value-type="float">
            <text:p><text:s/>3,383,693 <text:s/></text:p>
          </table:table-cell>
          <table:table-cell table:style-name="ce57" office:value-type="float" office:value="241463.226573" calcext:value-type="float">
            <text:p><text:s/>241,463 <text:s/></text:p>
          </table:table-cell>
          <table:table-cell table:style-name="ce57" office:value-type="float" office:value="218578.64725" calcext:value-type="float">
            <text:p><text:s/>218,5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884.579323" calcext:value-type="float">
            <text:p><text:s/>22,885 <text:s/></text:p>
          </table:table-cell>
          <table:table-cell table:style-name="ce57" office:value-type="float" office:value="3142229.367028" calcext:value-type="float">
            <text:p><text:s/>3,142,22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1271.613008" calcext:value-type="float">
            <text:p><text:s/>71,27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71271.613008" calcext:value-type="float">
            <text:p><text:s/>71,272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1271.613008" calcext:value-type="float">
            <text:p><text:s/>71,27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71271.613008" calcext:value-type="float">
            <text:p><text:s/>71,272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669557.962" calcext:value-type="float">
            <text:p><text:s/>5,669,55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59869.831" calcext:value-type="float">
            <text:p><text:s/>159,870 <text:s/></text:p>
          </table:table-cell>
          <table:table-cell table:style-name="ce49" office:value-type="float" office:value="1413468.482" calcext:value-type="float">
            <text:p><text:s/>1,413,468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0421729.8" calcext:value-type="float">
            <text:p><text:s/>40,421,7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0421729.8" calcext:value-type="float">
            <text:p><text:s/>40,421,730 <text:s/></text:p>
          </table:table-cell>
          <table:table-cell table:style-name="ce51" office:value-type="float" office:value="5669557.962" calcext:value-type="float">
            <text:p><text:s/>5,669,55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9869.831" calcext:value-type="float">
            <text:p><text:s/>159,870 <text:s/></text:p>
          </table:table-cell>
          <table:table-cell table:style-name="ce51" office:value-type="float" office:value="1413468.482" calcext:value-type="float">
            <text:p><text:s/>1,413,46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98522.263" calcext:value-type="float">
            <text:p><text:s/>-98,52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0421729.8" calcext:value-type="float">
            <text:p><text:s/>40,421,730 <text:s/></text:p>
          </table:table-cell>
          <table:table-cell table:style-name="ce50" office:value-type="float" office:value="8606458.462" calcext:value-type="float">
            <text:p><text:s/>8,606,4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9869.831" calcext:value-type="float">
            <text:p><text:s/>159,870 <text:s/></text:p>
          </table:table-cell>
          <table:table-cell table:style-name="ce50" office:value-type="float" office:value="1413468.482" calcext:value-type="float">
            <text:p><text:s/>1,413,46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0421729.8" calcext:value-type="float">
            <text:p><text:s/>40,421,730 <text:s/></text:p>
          </table:table-cell>
          <table:table-cell table:style-name="ce50" office:value-type="float" office:value="8606458.462" calcext:value-type="float">
            <text:p><text:s/>8,606,4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207.962" calcext:value-type="float">
            <text:p><text:s/>13,208 <text:s/></text:p>
          </table:table-cell>
          <table:table-cell table:style-name="ce50" office:value-type="float" office:value="1404878.179" calcext:value-type="float">
            <text:p><text:s/>1,404,8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661.869" calcext:value-type="float">
            <text:p><text:s/>146,662 <text:s/></text:p>
          </table:table-cell>
          <table:table-cell table:style-name="ce50" office:value-type="float" office:value="8590.303" calcext:value-type="float">
            <text:p><text:s/>8,5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36900.5" calcext:value-type="float">
            <text:p><text:s/>2,936,9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0373424.813" calcext:value-type="float">
            <text:p><text:s/>250,373,42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36900.5" calcext:value-type="float">
            <text:p><text:s/>2,936,9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0373424.813" calcext:value-type="float">
            <text:p><text:s/>250,373,42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641839.167" calcext:value-type="float">
            <text:p><text:s/>18,641,83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8.555" calcext:value-type="float">
            <text:p><text:s/>79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850.481" calcext:value-type="float">
            <text:p><text:s/>15,85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58434.21" calcext:value-type="float">
            <text:p><text:s/>3,458,43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64377.018" calcext:value-type="float">
            <text:p><text:s/>9,464,37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31147" calcext:value-type="float">
            <text:p><text:s/>3,231,14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20746.413" calcext:value-type="float">
            <text:p><text:s/>2,020,74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50485.49" calcext:value-type="float">
            <text:p><text:s/>450,48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360338.775" calcext:value-type="float">
            <text:p><text:s/>9,360,33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22469769.134" calcext:value-type="float">
            <text:p><text:s/>222,469,76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22469769.134" calcext:value-type="float">
            <text:p><text:s/>222,469,7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9521054.442" calcext:value-type="float">
            <text:p><text:s/>129,521,0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9096.928" calcext:value-type="float">
            <text:p><text:s/>399,0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23285.827" calcext:value-type="float">
            <text:p><text:s/>3,723,2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18013.05" calcext:value-type="float">
            <text:p><text:s/>5,618,0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364.835" calcext:value-type="float">
            <text:p><text:s/>232,3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5739.071" calcext:value-type="float">
            <text:p><text:s/>405,7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40476.702" calcext:value-type="float">
            <text:p><text:s/>3,440,4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4219.983" calcext:value-type="float">
            <text:p><text:s/>554,2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008040.123" calcext:value-type="float">
            <text:p><text:s/>28,008,0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47906.817" calcext:value-type="float">
            <text:p><text:s/>19,247,9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21687.07" calcext:value-type="float">
            <text:p>( 221,68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352229.844" calcext:value-type="float">
            <text:p>( 17,352,23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55386.197" calcext:value-type="float">
            <text:p><text:s/>5,655,3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73552.38" calcext:value-type="float">
            <text:p><text:s/>2,273,55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831194.729" calcext:value-type="float">
            <text:p><text:s/>831,1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07687.933" calcext:value-type="float">
            <text:p><text:s/>3,307,6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0626.931" calcext:value-type="float">
            <text:p><text:s/>1,160,62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952067.051" calcext:value-type="float">
            <text:p><text:s/>4,952,0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34264.833" calcext:value-type="float">
            <text:p><text:s/>5,534,2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5682.155" calcext:value-type="float">
            <text:p><text:s/>1,955,6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78582.678" calcext:value-type="float">
            <text:p><text:s/>3,578,5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31791.646" calcext:value-type="float">
            <text:p>( 331,792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339572.508" calcext:value-type="float">
            <text:p>( 2,339,57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48933.981" calcext:value-type="float">
            <text:p><text:s/>16,148,9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067978.085" calcext:value-type="float">
            <text:p><text:s/>15,067,9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0955.896" calcext:value-type="float">
            <text:p><text:s/>1,080,9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88869.133" calcext:value-type="float">
            <text:p>( 588,86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60958.485" calcext:value-type="float">
            <text:p><text:s/>6,560,95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040753.12" calcext:value-type="float">
            <text:p><text:s/>2,040,7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817188.387" calcext:value-type="float">
            <text:p><text:s/>39,817,1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7164014.982" calcext:value-type="float">
            <text:p>( 27,164,01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1199.926" calcext:value-type="float">
            <text:p><text:s/>2,321,2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86604.438" calcext:value-type="float">
            <text:p><text:s/>1,386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5532.532" calcext:value-type="float">
            <text:p><text:s/>915,5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51881.013" calcext:value-type="float">
            <text:p><text:s/>2,451,8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2119.293" calcext:value-type="float">
            <text:p><text:s/>542,11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69231.87" calcext:value-type="float">
            <text:p><text:s/>1,269,2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8559.257" calcext:value-type="float">
            <text:p><text:s/>1,228,5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672.613" calcext:value-type="float">
            <text:p><text:s/>40,6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07874.578" calcext:value-type="float">
            <text:p><text:s/>2,707,8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88182.899" calcext:value-type="float">
            <text:p><text:s/>1,788,18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19691.679" calcext:value-type="float">
            <text:p><text:s/>919,6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739064.8306" calcext:value-type="float">
            <text:p><text:s/>45,739,0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72350.973" calcext:value-type="float">
            <text:p><text:s/>5,372,3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76214.124" calcext:value-type="float">
            <text:p><text:s/>2,776,2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08524.184" calcext:value-type="float">
            <text:p><text:s/>1,308,5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9767.671" calcext:value-type="float">
            <text:p><text:s/>739,7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5391.725" calcext:value-type="float">
            <text:p><text:s/>1,425,3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1101.08" calcext:value-type="float">
            <text:p><text:s/>1,081,10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94499.102" calcext:value-type="float">
            <text:p><text:s/>1,194,4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25401.558" calcext:value-type="float">
            <text:p><text:s/>8,225,4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67304.9236" calcext:value-type="float">
            <text:p><text:s/>5,467,30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148509.49" calcext:value-type="float">
            <text:p><text:s/>18,148,509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3232543.4134" calcext:value-type="float">
            <text:p><text:s/>43,232,5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0421729.8" calcext:value-type="float">
            <text:p><text:s/>40,421,730 <text:s/></text:p>
          </table:table-cell>
          <table:table-cell table:style-name="ce57" office:value-type="float" office:value="8606458.462" calcext:value-type="float">
            <text:p><text:s/>8,606,45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9869.831" calcext:value-type="float">
            <text:p><text:s/>159,870 <text:s/></text:p>
          </table:table-cell>
          <table:table-cell table:style-name="ce57" office:value-type="float" office:value="1413468.482" calcext:value-type="float">
            <text:p><text:s/>1,413,46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0421729.8" calcext:value-type="float">
            <text:p><text:s/>40,421,730 <text:s/></text:p>
          </table:table-cell>
          <table:table-cell table:style-name="ce57" office:value-type="float" office:value="8606458.462" calcext:value-type="float">
            <text:p><text:s/>8,606,45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207.962" calcext:value-type="float">
            <text:p><text:s/>13,208 <text:s/></text:p>
          </table:table-cell>
          <table:table-cell table:style-name="ce57" office:value-type="float" office:value="1404878.179" calcext:value-type="float">
            <text:p><text:s/>1,404,87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6661.869" calcext:value-type="float">
            <text:p><text:s/>146,662 <text:s/></text:p>
          </table:table-cell>
          <table:table-cell table:style-name="ce57" office:value-type="float" office:value="8590.303" calcext:value-type="float">
            <text:p><text:s/>8,59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4042" calcext:value-type="float">
            <text:p><text:s/>114,042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4042" calcext:value-type="float">
            <text:p><text:s/>114,042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913657" calcext:value-type="float">
            <text:p><text:s/>23,913,657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913657" calcext:value-type="float">
            <text:p><text:s/>23,913,657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43521.7" calcext:value-type="float">
            <text:p><text:s/>5,943,522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43521.7" calcext:value-type="float">
            <text:p><text:s/>5,943,522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4042" calcext:value-type="float">
            <text:p><text:s/>114,042 <text:s/></text:p>
          </table:table-cell>
          <table:table-cell table:style-name="ce52" office:value-type="float" office:value="17970135.3" calcext:value-type="float">
            <text:p><text:s/>17,970,135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4042" calcext:value-type="float">
            <text:p><text:s/>114,042 <text:s/></text:p>
          </table:table-cell>
          <table:table-cell table:style-name="ce52" office:value-type="float" office:value="17970135.3" calcext:value-type="float">
            <text:p><text:s/>17,970,135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970135.3" calcext:value-type="float">
            <text:p><text:s/>17,970,135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1850.666666667" calcext:value-type="float">
            <text:p><text:s/>221,851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8500.333333333" calcext:value-type="float">
            <text:p><text:s/>438,500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5043" calcext:value-type="float">
            <text:p><text:s/>155,043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244818.05" calcext:value-type="float">
            <text:p><text:s/>16,244,818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244818.05" calcext:value-type="float">
            <text:p><text:s/>16,244,818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25151.65" calcext:value-type="float">
            <text:p>( 225,152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6019666.4" calcext:value-type="float">
            <text:p>( 16,019,666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084.25" calcext:value-type="float">
            <text:p><text:s/>125,084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050.55" calcext:value-type="float">
            <text:p><text:s/>75,051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033.7" calcext:value-type="float">
            <text:p><text:s/>50,034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0033.7" calcext:value-type="float">
            <text:p>( 50,034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4839" calcext:value-type="float">
            <text:p><text:s/>784,839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84839" calcext:value-type="float">
            <text:p>( 784,839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21.26" calcext:value-type="float">
            <text:p><text:s/>3,42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421.26" calcext:value-type="float">
            <text:p><text:s/>3,42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10620.74" calcext:value-type="float">
            <text:p><text:s/>110,621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